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3.505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style:cell-protect="none" style:print-content="true"/>
    </style:style>
    <style:style style:name="ce43" style:family="table-cell" style:parent-style-name="Default">
      <style:table-cell-properties fo:border-bottom="none" fo:background-color="#bf819e" style:cell-protect="none" style:print-content="tru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bf819e" style:cell-protect="none" style:print-content="true" fo:border-left="0.74pt solid #000000" fo:border-right="0.74pt solid #000000" fo:border-top="none"/>
    </style:style>
    <style:style style:name="ce57" style:family="table-cell" style:parent-style-name="Default">
      <style:table-cell-properties fo:border-bottom="0.74pt solid #000000" fo:background-color="#d4ea6b" style:cell-protect="none" style:print-content="tru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d4ea6b" style:cell-protect="none" style:print-content="tru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74pt solid #000000" fo:background-color="#d4ea6b" style:cell-protect="none" style:print-content="true" fo:border-left="0.74pt solid #000000" fo:border-right="0.74pt solid #000000" fo:border-top="none"/>
    </style:style>
    <style:style style:name="ce75" style:family="table-cell" style:parent-style-name="Default">
      <style:table-cell-properties fo:background-color="#443205" style:cell-protect="none" style:print-content="true"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fo:border-bottom="none" fo:background-color="#443205" style:cell-protect="none" style:print-content="true" fo:border-left="0.74pt solid #000000" fo:border-right="0.74pt solid #000000" fo:border-top="none"/>
    </style:style>
    <style:style style:name="ce77" style:family="table-cell" style:parent-style-name="Default">
      <style:table-cell-properties fo:border-bottom="0.74pt solid #000000" fo:background-color="#443205" style:cell-protect="none" style:print-content="true" fo:border-left="0.74pt solid #000000" fo:border-right="0.74pt solid #000000" fo:border-top="none"/>
    </style:style>
    <style:style style:name="ce117" style:family="table-cell" style:parent-style-name="Default">
      <style:table-cell-properties fo:background-color="#b2b2b2" style:cell-protect="none" style:print-content="true"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order-bottom="none" fo:background-color="#b2b2b2" style:cell-protect="none" style:print-content="true" fo:border-left="0.74pt solid #000000" fo:border-right="0.74pt solid #000000" fo:border-top="none"/>
    </style:style>
    <style:style style:name="ce119" style:family="table-cell" style:parent-style-name="Default">
      <style:table-cell-properties fo:border-bottom="0.74pt solid #000000" fo:background-color="#b2b2b2" style:cell-protect="none" style:print-content="true" fo:border-left="0.74pt solid #000000" fo:border-right="0.74pt solid #000000" fo:border-top="none"/>
    </style:style>
    <style:style style:name="ce91" style:family="table-cell" style:parent-style-name="Default">
      <style:table-cell-properties fo:border-bottom="0.74pt solid #000000" fo:background-color="#224b12" style:cell-protect="none" style:print-content="true" style:text-align-source="fix" style:repeat-content="false" fo:border-left="0.74pt solid #000000" fo:border-right="none" fo:border-top="0.74pt solid #000000"/>
      <style:paragraph-properties fo:text-align="center"/>
    </style:style>
    <style:style style:name="ce18" style:family="table-cell" style:parent-style-name="Default">
      <style:table-cell-properties fo:border-bottom="0.74pt solid #000000" style:cell-protect="none" style:print-content="true" fo:border-left="0.74pt solid #000000" fo:border-right="none" fo:border-top="0.74pt solid #000000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cell-protect="none" style:print-content="true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9" style:family="table-cell" style:parent-style-name="Default">
      <style:table-cell-properties fo:border-bottom="none" style:text-align-source="fix" style:repeat-content="false" fo:border-left="1.11pt double-thin #c9211e" style:border-line-width-left="0.018cm 0.004cm 0.018cm" fo:border-right="none" fo:border-top="1.11pt double-thin #c9211e" style:border-line-width-top="0.018cm 0.004cm 0.018cm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1.11pt double-thin #c9211e" style:border-line-width-left="0.018cm 0.004cm 0.018cm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1.11pt double-thin #c9211e" style:border-line-width-bottom="0.018cm 0.004cm 0.018cm" style:text-align-source="fix" style:repeat-content="false" fo:border-left="1.11pt double-thin #c9211e" style:border-line-width-left="0.018cm 0.004cm 0.018cm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ffffff" style:cell-protect="none" style:print-content="true" style:text-align-source="fix" style:repeat-content="false" fo:border-left="none" fo:border-right="none" fo:border-top="0.74pt solid #000000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ffffff" style:cell-protect="none" style:print-content="true" style:text-align-source="fix" style:repeat-content="false" fo:border-left="none" fo:border-right="none" fo:border-top="0.74pt solid #000000"/>
      <style:paragraph-properties fo:text-align="center"/>
    </style:style>
    <style:style style:name="ce210" style:family="table-cell" style:parent-style-name="Default">
      <style:table-cell-properties fo:border-bottom="0.74pt solid #000000" fo:background-color="#77bc65" style:cell-protect="none" style:print-content="true" style:text-align-source="fix" style:repeat-content="false" fo:border-left="none" fo:border-right="none" fo:border-top="0.74pt solid #000000"/>
      <style:paragraph-properties fo:text-align="center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211" style:family="table-cell" style:parent-style-name="Default">
      <style:table-cell-properties fo:border-bottom="0.74pt solid #000000" fo:background-color="#77bc65" style:cell-protect="none" style:print-content="true" style:text-align-source="fix" style:repeat-content="false" fo:border-left="none" fo:border-right="none" fo:border-top="0.74pt solid #000000"/>
      <style:paragraph-properties fo:text-align="center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0.74pt solid #000000" fo:background-color="#77bc65" style:cell-protect="none" style:print-content="true" style:text-align-source="fix" style:repeat-content="false" fo:border-left="none" fo:border-right="none" fo:border-top="0.74pt solid #000000"/>
      <style:paragraph-properties fo:text-align="center"/>
    </style:style>
    <style:style style:name="ce93" style:family="table-cell" style:parent-style-name="Default">
      <style:table-cell-properties fo:border-bottom="0.74pt solid #000000" fo:background-color="#d4ea6b" style:cell-protect="none" style:print-content="tru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background-color="#d4ea6b" style:cell-protect="none" style:print-content="tru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443205" style:cell-protect="none" style:print-content="true" style:text-align-source="fix" style:repeat-content="false" fo:border="0.74pt solid #000000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fo:border-bottom="none" fo:background-color="#443205" style:cell-protect="none" style:print-content="true" style:text-align-source="fix" style:repeat-content="false" fo:border-left="0.74pt solid #000000" fo:border-right="0.74pt solid #000000" fo:border-top="none"/>
      <style:paragraph-properties fo:text-align="center"/>
    </style:style>
    <style:style style:name="ce98" style:family="table-cell" style:parent-style-name="Default">
      <style:table-cell-properties fo:border-bottom="0.74pt solid #000000" fo:background-color="#443205" style:cell-protect="none" style:print-content="true" style:text-align-source="fix" style:repeat-content="false" fo:border-left="0.74pt solid #000000" fo:border-right="0.74pt solid #000000" fo:border-top="none"/>
      <style:paragraph-properties fo:text-align="center"/>
    </style:style>
    <style:style style:name="ce120" style:family="table-cell" style:parent-style-name="Default">
      <style:table-cell-properties fo:background-color="#b2b2b2" style:cell-protect="none" style:print-content="true" style:text-align-source="fix" style:repeat-content="false" fo:border="0.74pt solid #000000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74pt solid #000000" fo:border-right="0.74pt solid #000000" fo:border-top="none"/>
      <style:paragraph-properties fo:text-align="center"/>
    </style:style>
    <style:style style:name="ce122" style:family="table-cell" style:parent-style-name="Default">
      <style:table-cell-properties fo:border-bottom="0.74pt solid #000000" fo:background-color="#b2b2b2" style:cell-protect="none" style:print-content="true" style:text-align-source="fix" style:repeat-content="false" fo:border-left="0.74pt solid #000000" fo:border-right="0.74pt solid #000000" fo:border-top="none"/>
      <style:paragraph-properties fo:text-align="center"/>
    </style:style>
    <style:style style:name="ce101" style:family="table-cell" style:parent-style-name="Default">
      <style:table-cell-properties fo:border-bottom="0.74pt solid #000000" fo:background-color="#224b12" style:cell-protect="none" style:print-content="true" style:text-align-source="fix" style:repeat-content="false" fo:border-left="none" fo:border-right="0.74pt solid #000000" fo:border-top="0.74pt solid #000000"/>
      <style:paragraph-properties fo:text-align="center"/>
    </style:style>
    <style:style style:name="ce73" style:family="table-cell" style:parent-style-name="Default">
      <style:table-cell-properties fo:border-bottom="0.74pt solid #000000" style:cell-protect="none" style:print-content="true" fo:border-left="none" fo:border-right="0.74pt solid #000000" fo:border-top="0.74pt solid #000000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cell-protect="none" style:print-content="true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1.11pt double-thin #c9211e" style:border-line-width-top="0.018cm 0.004cm 0.018cm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1.11pt double-thin #c9211e" style:border-line-width-bottom="0.018cm 0.004cm 0.018cm" style:text-align-source="fix" style:repeat-content="false" fo:border-left="none" fo:border-right="none" fo:border-top="none"/>
      <style:paragraph-properties fo:text-align="center" fo:margin-left="0cm"/>
    </style:style>
    <style:style style:name="ce113" style:family="table-cell" style:parent-style-name="Default">
      <style:table-cell-properties fo:border-bottom="0.74pt dash-dot-dot #000000" fo:background-color="#ffffff" style:cell-protect="none" style:print-content="true" style:text-align-source="fix" style:repeat-content="false" fo:border-left="none" fo:border-right="none" fo:border-top="0.74pt dash-dot-dot #000000"/>
      <style:paragraph-properties fo:text-align="center"/>
    </style:style>
    <style:style style:name="ce219" style:family="table-cell" style:parent-style-name="Default">
      <style:table-cell-properties fo:border-bottom="0.74pt dash-dot-dot #000000" fo:background-color="#77bc65" style:cell-protect="none" style:print-content="true" style:text-align-source="fix" style:repeat-content="false" fo:border-left="none" fo:border-right="none" fo:border-top="0.74pt dash-dot-dot #000000"/>
      <style:paragraph-properties fo:text-align="center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0.74pt dash-dot-dot #000000" fo:background-color="#77bc65" style:cell-protect="none" style:print-content="true" style:text-align-source="fix" style:repeat-content="false" fo:border-left="none" fo:border-right="none" fo:border-top="0.74pt dash-dot-dot #000000"/>
      <style:paragraph-properties fo:text-align="center"/>
    </style:style>
    <style:style style:name="ce102" style:family="table-cell" style:parent-style-name="Default">
      <style:table-cell-properties fo:border-bottom="0.74pt solid #000000" fo:background-color="#d4ea6b" style:cell-protect="none" style:print-content="tru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729fcf" style:cell-protect="none" style:print-content="true"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fo:border-bottom="none" fo:background-color="#729fcf" style:cell-protect="none" style:print-content="true" fo:border-left="0.74pt solid #000000" fo:border-right="0.74pt solid #000000" fo:border-top="none"/>
    </style:style>
    <style:style style:name="ce105" style:family="table-cell" style:parent-style-name="Default">
      <style:table-cell-properties fo:border-bottom="0.74pt solid #000000" fo:background-color="#729fcf" style:cell-protect="none" style:print-content="true" fo:border-left="0.74pt solid #000000" fo:border-right="0.74pt solid #000000" fo:border-top="none"/>
    </style:style>
    <style:style style:name="ce110" style:family="table-cell" style:parent-style-name="Default">
      <style:table-cell-properties fo:background-color="#8e0606" style:cell-protect="none" style:print-content="true"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order-bottom="none" fo:background-color="#8e0606" style:cell-protect="none" style:print-content="true" fo:border-left="0.74pt solid #000000" fo:border-right="0.74pt solid #000000" fo:border-top="none"/>
    </style:style>
    <style:style style:name="ce112" style:family="table-cell" style:parent-style-name="Default">
      <style:table-cell-properties fo:border-bottom="0.74pt solid #000000" fo:background-color="#8e0606" style:cell-protect="none" style:print-content="true" fo:border-left="0.74pt solid #000000" fo:border-right="0.74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1.5pt dash-dot-dot #333333" fo:border-right="none" fo:border-top="1.5pt dash-dot-dot #333333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1.5pt dash-dot-dot #333333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1.5pt dash-dot-dot #333333" style:text-align-source="fix" style:repeat-content="false" fo:border-left="1.5pt dash-dot-dot #333333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none" style:cell-protect="none" style:print-content="true" style:text-align-source="fix" style:repeat-content="false" fo:border-left="none" fo:border-right="1.11pt double-thin #c9211e" style:border-line-width-right="0.018cm 0.004cm 0.018cm" fo:border-top="1.11pt double-thin #c9211e" style:border-line-width-top="0.018cm 0.004cm 0.018cm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cell-protect="none" style:print-content="true" style:text-align-source="fix" style:repeat-content="false" fo:border-left="none" fo:border-right="1.11pt double-thin #c9211e" style:border-line-width-right="0.018cm 0.004cm 0.018cm" fo:border-top="none"/>
      <style:paragraph-properties fo:text-align="center" fo:margin-left="0cm"/>
    </style:style>
    <style:style style:name="ce62" style:family="table-cell" style:parent-style-name="Default">
      <style:table-cell-properties fo:border-bottom="1.11pt double-thin #c9211e" style:border-line-width-bottom="0.018cm 0.004cm 0.018cm" style:cell-protect="none" style:print-content="true" style:text-align-source="fix" style:repeat-content="false" fo:border-left="none" fo:border-right="1.11pt double-thin #c9211e" style:border-line-width-right="0.018cm 0.004cm 0.018cm" fo:border-top="none"/>
      <style:paragraph-properties fo:text-align="center" fo:margin-left="0cm"/>
    </style:style>
    <style:style style:name="ce152" style:family="table-cell" style:parent-style-name="Default">
      <style:table-cell-properties fo:background-color="#ffffff" style:cell-protect="none" style:print-content="true" style:text-align-source="fix" style:repeat-content="false" fo:border="0.74pt dash-dot-dot #000000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ffffff" style:cell-protect="none" style:print-content="true" style:text-align-source="fix" style:repeat-content="false" fo:border="0.74pt dash-dot-dot #000000"/>
      <style:paragraph-properties fo:text-align="center"/>
    </style:style>
    <style:style style:name="ce227" style:family="table-cell" style:parent-style-name="Default">
      <style:table-cell-properties fo:background-color="#77bc65" style:cell-protect="none" style:print-content="true"/>
    </style:style>
    <style:style style:name="ce228" style:family="table-cell" style:parent-style-name="Default">
      <style:table-cell-properties fo:background-color="#77bc65" style:cell-protect="none" style:print-content="true" style:text-align-source="fix" style:repeat-content="false" fo:border="0.74pt dash-dot #000000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77bc65" style:cell-protect="none" style:print-content="true" style:text-align-source="fix" style:repeat-content="false" fo:border="0.74pt dash-dot #000000"/>
      <style:paragraph-properties fo:text-align="center"/>
    </style:style>
    <style:style style:name="ce39" style:family="table-cell" style:parent-style-name="Default">
      <style:table-cell-properties fo:background-color="#b3cac7" style:cell-protect="none" style:print-content="true"/>
    </style:style>
    <style:style style:name="ce106" style:family="table-cell" style:parent-style-name="Default">
      <style:table-cell-properties fo:background-color="#729fcf" style:cell-protect="none" style:print-content="true" style:text-align-source="fix" style:repeat-content="false" fo:border="0.74pt solid #000000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order-bottom="none" fo:background-color="#729fcf" style:cell-protect="none" style:print-content="true" style:text-align-source="fix" style:repeat-content="false" fo:border-left="0.74pt solid #000000" fo:border-right="0.74pt solid #000000" fo:border-top="none"/>
      <style:paragraph-properties fo:text-align="center"/>
    </style:style>
    <style:style style:name="ce108" style:family="table-cell" style:parent-style-name="Default">
      <style:table-cell-properties fo:border-bottom="0.74pt solid #000000" fo:background-color="#729fcf" style:cell-protect="none" style:print-content="true" style:text-align-source="fix" style:repeat-content="false" fo:border-left="0.74pt solid #000000" fo:border-right="0.74pt solid #000000" fo:border-top="none"/>
      <style:paragraph-properties fo:text-align="center"/>
    </style:style>
    <style:style style:name="ce114" style:family="table-cell" style:parent-style-name="Default">
      <style:table-cell-properties fo:background-color="#8e0606" style:cell-protect="none" style:print-content="true" style:text-align-source="fix" style:repeat-content="false" fo:border="0.74pt solid #000000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order-bottom="none" fo:background-color="#8e0606" style:cell-protect="none" style:print-content="true" style:text-align-source="fix" style:repeat-content="false" fo:border-left="0.74pt solid #000000" fo:border-right="0.74pt solid #000000" fo:border-top="none"/>
      <style:paragraph-properties fo:text-align="center"/>
    </style:style>
    <style:style style:name="ce116" style:family="table-cell" style:parent-style-name="Default">
      <style:table-cell-properties fo:border-bottom="0.74pt solid #000000" fo:background-color="#8e0606" style:cell-protect="none" style:print-content="true" style:text-align-source="fix" style:repeat-content="false" fo:border-left="0.74pt solid #000000" fo:border-right="0.74pt solid #000000" fo:border-top="non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1.5pt dash-dot-dot #333333" fo:border-top="1.5pt dash-dot-dot #333333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1.5pt dash-dot-dot #333333" fo:border-top="non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style:text-align-source="fix" style:repeat-content="false" fo:border-left="none" fo:border-right="1.5pt dash-dot-dot #333333" fo:border-top="none"/>
      <style:paragraph-properties fo:text-align="center" fo:margin-left="0cm"/>
      <style:text-properties fo:font-size="7pt" style:font-size-asian="7pt" style:font-size-complex="7pt"/>
    </style:style>
    <style:style style:name="ce51" style:family="table-cell" style:parent-style-name="Default">
      <style:table-cell-properties fo:border-bottom="1.5pt dash-dot-dot #333333" style:text-align-source="fix" style:repeat-content="false" fo:border-left="none" fo:border-right="1.5pt dash-dot-dot #333333" fo:border-top="non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1.25pt solid #000000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cell-protect="none" style:print-content="true" fo:border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cell-protect="none" style:print-content="true" fo:border="0.74pt solid #000000"/>
      <style:text-properties fo:font-weight="bold" style:font-weight-asian="normal" style:font-weight-complex="normal"/>
    </style:style>
    <style:style style:name="ce233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ffffff" fo:border="0.74pt solid #000000"/>
    </style:style>
    <style:style style:name="ce235" style:family="table-cell" style:parent-style-name="Default">
      <style:table-cell-properties fo:background-color="#ffffff" style:cell-protect="none" style:print-content="true" style:text-align-source="fix" style:repeat-content="false" fo:border="0.74pt dash-dot-dot #000000"/>
      <style:paragraph-properties fo:text-align="center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style:cell-protect="none" style:print-content="true" fo:border="0.74pt solid #000000"/>
    </style:style>
    <style:style style:name="ce100" style:family="table-cell" style:parent-style-name="Default" style:data-style-name="N0">
      <style:table-cell-properties style:cell-protect="none" style:print-content="true" fo:border="0.74pt solid #000000"/>
    </style:style>
    <style:style style:name="ce23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39" style:family="table-cell" style:parent-style-name="Default">
      <style:table-cell-properties fo:background-color="#ffffff" style:text-align-source="fix" style:repeat-content="false" fo:border="1.25pt double-thin #000000" style:border-line-width="0.018cm 0.009cm 0.018cm"/>
      <style:paragraph-properties fo:text-align="center" fo:margin-left="0cm"/>
    </style:style>
    <style:style style:name="ce240" style:family="table-cell" style:parent-style-name="Default">
      <style:table-cell-properties fo:border-bottom="1.25pt double-thin #000000" style:border-line-width-bottom="0.018cm 0.009cm 0.018cm" fo:background-color="#ffffff" fo:border-left="1.25pt double-thin #000000" style:border-line-width-left="0.018cm 0.009cm 0.018cm" fo:border-right="none" fo:border-top="1.25pt double-thin #000000" style:border-line-width-top="0.018cm 0.009cm 0.018cm"/>
      <style:text-properties fo:color="#000000" fo:font-weight="bold" style:font-weight-asian="bold" style:font-weight-complex="bold"/>
    </style:style>
    <style:style style:name="ce241" style:family="table-cell" style:parent-style-name="Default">
      <style:table-cell-properties fo:border-bottom="1.25pt double-thin #000000" style:border-line-width-bottom="0.018cm 0.009cm 0.018cm" fo:background-color="#ffffff" style:text-align-source="fix" style:repeat-content="false" fo:border-left="none" fo:border-right="1.25pt double-thin #000000" style:border-line-width-right="0.018cm 0.009cm 0.018cm" fo:border-top="1.25pt double-thin #000000" style:border-line-width-top="0.018cm 0.009cm 0.018cm"/>
      <style:paragraph-properties fo:text-align="center" fo:margin-left="0cm"/>
      <style:text-properties fo:color="#000000" fo:font-weight="bold" style:font-weight-asian="bold" style:font-weight-complex="bold"/>
    </style:style>
    <style:style style:name="ce242" style:family="table-cell" style:parent-style-name="Default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4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4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4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FIND(&quot;Reflexes&quot;; [.$F3]))" style:apply-style-name="Fogo" style:base-cell-address="Planilha1.I3"/>
    </style:style>
    <style:style style:name="ce247" style:family="table-cell" style:parent-style-name="Default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is-true-formula(FIND(&quot;Reflexes&quot;; [.$F3]))" style:apply-style-name="Fogo" style:base-cell-address="Planilha1.I3"/>
    </style:style>
    <style:style style:name="ce248" style:family="table-cell" style:parent-style-name="Default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map style:condition="is-true-formula(FIND(&quot;Reflexes&quot;; [.$F3]))" style:apply-style-name="Fogo" style:base-cell-address="Planilha1.I3"/>
    </style:style>
    <style:style style:name="ce249" style:family="table-cell" style:parent-style-name="Default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color="#000000"/>
      <style:map style:condition="is-true-formula(FIND(&quot;Reflexes&quot;; [.$F3]))" style:apply-style-name="Fogo" style:base-cell-address="Planilha1.I3"/>
    </style:style>
    <style:style style:name="ce251" style:family="table-cell" style:parent-style-name="Default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color="#000000"/>
    </style:style>
    <style:style style:name="ce130" style:family="table-cell" style:parent-style-name="Default">
      <style:table-cell-properties fo:background-color="#729fcf" style:cell-protect="none" style:print-content="true" style:text-align-source="fix" style:repeat-content="false"/>
      <style:paragraph-properties fo:text-align="center" fo:margin-left="0cm"/>
      <style:text-properties fo:color="#000000"/>
    </style:style>
    <style:style style:name="ce135" style:family="table-cell" style:parent-style-name="Default">
      <style:table-cell-properties fo:background-color="#729fcf" style:cell-protect="none" style:print-content="true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bf819e" style:cell-protect="none" style:print-content="true" style:text-align-source="fix" style:repeat-content="false"/>
      <style:paragraph-properties fo:text-align="center" fo:margin-left="0cm"/>
      <style:text-properties fo:color="#800080"/>
    </style:style>
    <style:style style:name="ce138" style:family="table-cell" style:parent-style-name="Default">
      <style:table-cell-properties fo:background-color="#333333" style:cell-protect="none" style:print-content="true" style:text-align-source="fix" style:repeat-content="false"/>
      <style:paragraph-properties fo:text-align="center" fo:margin-left="0cm"/>
      <style:text-properties fo:color="#dddddd"/>
    </style:style>
    <style:style style:name="ce13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257" style:family="table-cell" style:parent-style-name="ConditionalStyle_5f_2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58" style:family="table-cell" style:parent-style-name="Default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Fogo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0" style:family="table-cell" style:parent-style-name="Accent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/>
      <style:text-properties style:font-name="Arial" fo:font-weight="normal" style:font-weight-asian="normal" style:font-name-complex="Arial" style:font-weight-complex="normal"/>
      <style:map style:condition="is-true-formula(FIND(&quot;Reflexes&quot;; [.$F3]))" style:apply-style-name="Fogo" style:base-cell-address="Planilha1.I3"/>
    </style:style>
    <style:style style:name="ce261" style:family="table-cell" style:parent-style-name="Fire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2" style:family="table-cell" style:parent-style-name="Fogo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3" style:family="table-cell" style:parent-style-name="ConditionalStyle_5f_2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4" style:family="table-cell" style:parent-style-name="Fire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5" style:family="table-cell" style:parent-style-name="Fogo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6" style:family="table-cell" style:parent-style-name="Default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7" style:family="table-cell" style:parent-style-name="Default">
      <style:table-cell-properties fo:background-color="#ffffff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FIND(&quot;Reflexes&quot;; [.$F3]))" style:apply-style-name="Fogo" style:base-cell-address="Planilha1.I3"/>
    </style:style>
    <style:style style:name="ce269" style:family="table-cell" style:parent-style-name="Default">
      <style:table-cell-properties fo:background-color="#ffffff" style:cell-protect="none" style:print-content="true" fo:border="0.74pt solid #000000"/>
      <style:text-properties fo:color="#000000"/>
      <style:map style:condition="is-true-formula(FIND(&quot;Reflexes&quot;; [.$F3]))" style:apply-style-name="Fogo" style:base-cell-address="Planilha1.I3"/>
    </style:style>
    <style:style style:name="ce270" style:family="table-cell" style:parent-style-name="Default">
      <style:table-cell-properties fo:background-color="#ffffff" style:cell-protect="none" style:print-content="true" fo:border="0.74pt solid #000000"/>
      <style:text-properties fo:color="#000000"/>
    </style:style>
    <style:style style:name="ce174" style:family="table-cell" style:parent-style-name="Default">
      <style:table-cell-properties fo:background-color="#729fcf" style:cell-protect="none" style:print-content="true"/>
    </style:style>
    <style:style style:name="ce175" style:family="table-cell" style:parent-style-name="Default">
      <style:table-cell-properties fo:background-color="#bf819e" style:cell-protect="none" style:print-content="true"/>
      <style:text-properties fo:color="#800080"/>
    </style:style>
    <style:style style:name="ce176" style:family="table-cell" style:parent-style-name="Default">
      <style:table-cell-properties fo:background-color="#333333" style:cell-protect="none" style:print-content="true"/>
    </style:style>
    <style:style style:name="ce274" style:family="table-cell" style:parent-style-name="Good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color="#000000" fo:font-weight="bold" style:font-weight-asian="bold" style:font-weight-complex="bold"/>
    </style:style>
    <style:style style:name="ce275" style:family="table-cell" style:parent-style-name="Good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color="#000000"/>
    </style:style>
    <style:style style:name="ce276" style:family="table-cell" style:parent-style-name="Good">
      <style:table-cell-properties fo:background-color="#ffffff" style:cell-protect="none" style:print-content="true" style:text-align-source="fix" style:repeat-content="false" fo:border="0.74pt solid #000000"/>
      <style:paragraph-properties fo:text-align="center"/>
    </style:style>
    <style:style style:name="ce277" style:family="table-cell" style:parent-style-name="Good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color="#ffffff" fo:font-weight="bold" style:font-weight-asian="bold" style:font-weight-complex="bold"/>
    </style:style>
    <style:style style:name="ce278" style:family="table-cell" style:parent-style-name="Good">
      <style:table-cell-properties fo:background-color="#ffffff" style:cell-protect="none" style:print-content="true" style:text-align-source="fix" style:repeat-content="false" fo:border="0.74pt solid #000000"/>
      <style:paragraph-properties fo:text-align="center"/>
      <style:text-properties fo:color="#ffffff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7.90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8.6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8.2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24.0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marker-start="Arrowhead_20_1" draw:marker-start-width="0.2cm" draw:marker-start-center="false" draw:fill="solid" draw:fill-color="#ffffc0" draw:auto-grow-height="true" draw:auto-grow-width="false" fo:min-height="13.43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marker-start="Arrowhead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marker-start="Arrowhead_20_1" draw:marker-start-width="0.2cm" draw:marker-start-center="false" draw:fill="solid" draw:fill-color="#ffffc0" draw:auto-grow-height="true" draw:auto-grow-width="false" fo:min-height="15.40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marker-start="Arrowhead_20_1" draw:marker-start-width="0.2cm" draw:marker-start-center="false" draw:fill="solid" draw:fill-color="#ffffc0" draw:auto-grow-height="true" draw:auto-grow-width="false" fo:min-height="7.11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marker-start="Arrowhead_20_1" draw:marker-start-width="0.2cm" draw:marker-start-center="false" draw:fill="solid" draw:fill-color="#ffffc0" draw:auto-grow-height="true" draw:auto-grow-width="false" fo:min-height="10.2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marker-start="Arrowhead_20_1" draw:marker-start-width="0.2cm" draw:marker-start-center="false" draw:fill="solid" draw:fill-color="#ffffc0" draw:auto-grow-height="true" draw:auto-grow-width="false" fo:min-height="16.1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marker-start="Arrowhead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marker-start="Arrowhead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marker-start="Arrowhead_20_1" draw:marker-start-width="0.2cm" draw:marker-start-center="false" draw:fill="solid" draw:fill-color="#ffffc0" draw:auto-grow-height="true" draw:auto-grow-width="false" fo:min-height="11.4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arious&quot;;&quot;Awareness&quot;;&quot;Intelligence&quot;;&quot;Agility&quot;)" table:allow-empty-cell="true" table:display-list="unsorted" table:base-cell-address="Planilha1.F12"/>
        <table:content-validation table:name="val2" table:condition="of:cell-content-is-in-list(&quot;Perception&quot;;&quot;Awareness&quot;)" table:allow-empty-cell="true" table:display-list="unsorted" table:base-cell-address="Planilha1.F13"/>
        <table:content-validation table:name="val3" table:condition="of:cell-content-is-in-list(&quot;Various&quot;;&quot;Awareness&quot;;&quot;Agility&quot;)" table:allow-empty-cell="true" table:display-list="unsorted" table:base-cell-address="Planilha1.F19"/>
        <table:content-validation table:name="val4" table:condition="of:cell-content-is-in-list(&quot;Various&quot;;&quot;Reflexes&quot;;&quot;Awareness&quot;;&quot;Stamina&quot;;&quot;Willpower&quot;;&quot;Agility&quot;;&quot;Intelligence&quot;;&quot;Strength&quot;;&quot;Perception&quot;;&quot;Void&quot;)" table:allow-empty-cell="true" table:display-list="unsorted" table:base-cell-address="Planilha1.F31"/>
      </table:content-validations>
      <table:table table:name="Planilha1" table:style-name="ta1">
        <table:table-column table:style-name="co1" table:number-columns-repeated="7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1" table:default-cell-style-name="ce40"/>
        <table:table-column table:style-name="co5" table:default-cell-style-name="ce40"/>
        <table:table-column table:style-name="co6" table:default-cell-style-name="ce40"/>
        <table:table-column table:style-name="co1" table:number-columns-repeated="4" table:default-cell-style-name="ce40"/>
        <table:table-column table:style-name="co7" table:default-cell-style-name="ce40"/>
        <table:table-column table:style-name="co1" table:number-columns-repeated="3" table:default-cell-style-name="ce40"/>
        <table:table-row table:style-name="ro1">
          <table:table-cell table:number-columns-repeated="8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43" office:value-type="string" calcext:value-type="string">
            <text:p>Jogador</text:p>
          </table:table-cell>
          <table:table-cell table:style-name="ce43" office:value-type="string" calcext:value-type="string">
            <text:p>Personagem</text:p>
          </table:table-cell>
          <table:table-cell table:style-name="ce43" office:value-type="string" calcext:value-type="string">
            <text:p>Família</text:p>
          </table:table-cell>
          <table:table-cell table:style-name="ce43" office:value-type="string" calcext:value-type="string">
            <text:p>Clã</text:p>
          </table:table-cell>
          <table:table-cell table:style-name="ce43" office:value-type="string" calcext:value-type="string">
            <text:p>Escola</text:p>
          </table:table-cell>
          <table:table-cell table:style-name="ce43" office:value-type="string" calcext:value-type="string">
            <text:p>Rank</text:p>
          </table:table-cell>
          <table:table-cell table:style-name="ce43" office:value-type="string" calcext:value-type="string">
            <text:p>Insigth,</text:p>
          </table:table-cell>
          <table:table-cell/>
          <table:table-cell table:style-name="ce242" office:value-type="string" calcext:value-type="string">
            <text:p>Perícias Altas</text:p>
          </table:table-cell>
          <table:table-cell table:style-name="ce244"/>
          <table:table-cell table:style-name="ce274" office:value-type="string" calcext:value-type="string">
            <text:p>Rank</text:p>
          </table:table-cell>
          <table:table-cell table:style-name="ce274" office:value-type="string" calcext:value-type="string">
            <text:p>TD</text:p>
          </table:table-cell>
          <table:table-cell table:style-name="ce274" office:value-type="string" calcext:value-type="string">
            <text:p>Modificadores</text:p>
          </table:table-cell>
          <table:table-cell table:style-name="ce274" office:value-type="string" calcext:value-type="string">
            <text:p>Total Dices</text:p>
          </table:table-cell>
          <table:table-cell table:style-name="ce274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50" office:value-type="string" calcext:value-type="string">
            <text:p>Lucas</text:p>
          </table:table-cell>
          <table:table-cell table:style-name="ce50" office:value-type="string" calcext:value-type="string">
            <text:p>Kuabara</text:p>
          </table:table-cell>
          <table:table-cell table:style-name="ce50" office:value-type="string" calcext:value-type="string">
            <text:p>Ujina</text:p>
          </table:table-cell>
          <table:table-cell table:style-name="ce50" office:value-type="string" calcext:value-type="string">
            <text:p>Lebre</text:p>
          </table:table-cell>
          <table:table-cell table:style-name="ce50" office:value-type="string" calcext:value-type="string">
            <text:p>Bushi Usagi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91" calcext:value-type="float">
            <text:p>191</text:p>
          </table:table-cell>
          <table:table-cell/>
          <table:table-cell table:style-name="ce243" office:value-type="string" calcext:value-type="string">
            <text:p>Feitiçaria </text:p>
          </table:table-cell>
          <table:table-cell table:style-name="ce257" table:content-validation-name="val1" office:value-type="string" calcext:value-type="string">
            <text:p>Inteligência</text:p>
          </table:table-cell>
          <table:table-cell table:style-name="ce275" office:value-type="float" office:value="3" calcext:value-type="float">
            <text:p>3</text:p>
          </table:table-cell>
          <table:table-cell table:style-name="ce276" table:formula="of:=SUM([.K3];[.D12])&amp;&quot;k&quot;&amp;+[.D12]" office:value-type="string" office:string-value="6k3" calcext:value-type="string">
            <text:p>6k3</text:p>
          </table:table-cell>
          <table:table-cell table:style-name="ce276" table:number-columns-repeated="4"/>
          <table:table-cell table:style-name="Default" table:number-columns-repeated="4"/>
          <table:table-cell/>
        </table:table-row>
        <table:table-row table:style-name="ro4">
          <table:table-cell table:style-name="ce57" office:value-type="string" calcext:value-type="string">
            <text:p>Status</text:p>
          </table:table-cell>
          <table:table-cell table:style-name="ce93" office:value-type="string" calcext:value-type="string">
            <text:p>Honra</text:p>
          </table:table-cell>
          <table:table-cell table:style-name="ce102" office:value-type="string" calcext:value-type="string">
            <text:p>Glória</text:p>
          </table:table-cell>
          <table:table-cell table:style-name="ce39" office:value-type="string" calcext:value-type="string">
            <text:p>Dojô</text:p>
          </table:table-cell>
          <table:table-cell table:style-name="ce10" office:value-type="string" calcext:value-type="string">
            <text:p>Vazio.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ce244" office:value-type="string" calcext:value-type="string">
            <text:p>Investigação</text:p>
          </table:table-cell>
          <table:table-cell table:style-name="ce258" table:content-validation-name="val2" office:value-type="string" calcext:value-type="string">
            <text:p>Variável</text:p>
          </table:table-cell>
          <table:table-cell table:style-name="ce275" office:value-type="float" office:value="3" calcext:value-type="float">
            <text:p>3</text:p>
          </table:table-cell>
          <table:table-cell table:style-name="ce276"/>
          <table:table-cell table:style-name="ce275" office:value-type="string" calcext:value-type="string">
            <text:p>Procurar</text:p>
          </table:table-cell>
          <table:table-cell table:style-name="ce276" table:number-columns-repeated="3"/>
          <table:table-cell table:style-name="Default" table:number-columns-repeated="4"/>
          <table:table-cell/>
        </table:table-row>
        <table:table-row table:style-name="ro3">
          <table:table-cell table:style-name="ce65" office:value-type="string" calcext:value-type="string">
            <text:p>2.5</text:p>
          </table:table-cell>
          <table:table-cell table:number-columns-repeated="2" table:style-name="ce95" office:value-type="string" calcext:value-type="string">
            <text:p>2.5</text:p>
          </table:table-cell>
          <table:table-cell table:style-name="ce39" office:value-type="string" calcext:value-type="string">
            <office:annotation draw:style-name="gr1" draw:text-style-name="P2" svg:width="2.899cm" svg:height="6.916cm" svg:x="9.631cm" svg:y="0.348cm" draw:caption-point-x="-0.61cm" draw:caption-point-y="1.519cm">
              <dc:date>2020-07-24T00:00:00</dc:date>
              <text:p text:style-name="P1"><text:span text:style-name="T1">Ujina Torid-e (Lebre)</text:span></text:p>
              <text:p text:style-name="P1"><text:span text:style-name="T1">Caminhos: Batedor Florestal, Caçador de Trevas,</text:span></text:p>
              <text:p text:style-name="P1"><text:span text:style-name="T1">Combatente Ujina</text:span></text:p>
              <text:p text:style-name="P1"><text:span text:style-name="T1">Benefício: Quando alguém estiver rolando Carisma para</text:span></text:p>
              <text:p text:style-name="P1"><text:span text:style-name="T1">reconhecê-lo, sua Glória é considerada menor em 1.</text:span></text:p>
            </office:annotation>
            <text:p>Torid-E</text:p>
          </table:table-cell>
          <table:table-cell table:style-name="ce80" office:value-type="string" calcext:value-type="string">
            <text:p>Iniciativa</text:p>
          </table:table-cell>
          <table:table-cell table:style-name="ce99" office:value-type="string" calcext:value-type="string">
            <text:p>Modificadores</text:p>
          </table:table-cell>
          <table:table-cell table:number-columns-repeated="2"/>
          <table:table-cell table:style-name="ce243" office:value-type="string" calcext:value-type="string">
            <text:p>Etiqueta</text:p>
          </table:table-cell>
          <table:table-cell table:style-name="ce259" office:value-type="string" calcext:value-type="string">
            <text:p>Atenção</text:p>
          </table:table-cell>
          <table:table-cell table:style-name="ce275" office:value-type="float" office:value="2" calcext:value-type="float">
            <text:p>2</text:p>
          </table:table-cell>
          <table:table-cell table:style-name="ce276"/>
          <table:table-cell table:style-name="ce275" office:value-type="string" calcext:value-type="string">
            <text:p>Sinceridade</text:p>
          </table:table-cell>
          <table:table-cell table:style-name="ce276" table:number-columns-repeated="3"/>
          <table:table-cell table:style-name="Default" table:number-columns-repeated="4"/>
          <table:table-cell/>
        </table:table-row>
        <table:table-row table:style-name="ro3">
          <table:table-cell table:style-name="ce68" table:number-columns-repeated="3"/>
          <table:table-cell table:style-name="ce39"/>
          <table:table-cell table:style-name="ce88" table:formula="of:=COM.MICROSOFT.CONCAT([.B12];&quot;k&quot;;[.F3])" office:value-type="string" office:string-value="3k3" calcext:value-type="string">
            <text:p>3k3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ce243" office:value-type="string" calcext:value-type="string">
            <text:p>Caligrafia</text:p>
          </table:table-cell>
          <table:table-cell table:style-name="ce260" office:value-type="string" calcext:value-type="string">
            <text:p>Inteligência</text:p>
          </table:table-cell>
          <table:table-cell table:style-name="ce275" office:value-type="float" office:value="2" calcext:value-type="float">
            <text:p>2</text:p>
          </table:table-cell>
          <table:table-cell table:style-name="ce276" table:number-columns-repeated="5"/>
          <table:table-cell table:style-name="Default" table:number-columns-repeated="4"/>
          <table:table-cell/>
        </table:table-row>
        <table:table-row table:style-name="ro3">
          <table:table-cell table:style-name="ce75" office:value-type="string" calcext:value-type="string">
            <text:p>Terra</text:p>
          </table:table-cell>
          <table:table-cell table:style-name="ce96" table:formula="of:=MIN([.B8];[.B9])" office:value-type="float" office:value="3" calcext:value-type="float">
            <text:p>3</text:p>
          </table:table-cell>
          <table:table-cell table:style-name="ce103" office:value-type="string" calcext:value-type="string">
            <text:p>Água</text:p>
          </table:table-cell>
          <table:table-cell table:style-name="ce106" table:formula="of:=MIN([.D8];[.D9])" office:value-type="float" office:value="3" calcext:value-type="float">
            <text:p>3</text:p>
          </table:table-cell>
          <table:table-cell table:style-name="ce233" office:value-type="string" calcext:value-type="string">
            <text:p>Desvantagens</text:p>
          </table:table-cell>
          <table:table-cell table:style-name="ce238"/>
          <table:table-cell table:style-name="ce240" office:value-type="string" calcext:value-type="string">
            <text:p>Vantagens</text:p>
          </table:table-cell>
          <table:table-cell table:style-name="ce241" office:value-type="string" calcext:value-type="string">
            <text:p>Pontos</text:p>
          </table:table-cell>
          <table:table-cell table:style-name="ce243" office:value-type="string" calcext:value-type="string">
            <text:p>Lore (Kolat)</text:p>
          </table:table-cell>
          <table:table-cell table:style-name="ce261" office:value-type="string" calcext:value-type="string">
            <text:p>Inteligência</text:p>
          </table:table-cell>
          <table:table-cell table:style-name="ce275" office:value-type="float" office:value="2" calcext:value-type="float">
            <text:p>2</text:p>
          </table:table-cell>
          <table:table-cell table:style-name="ce276" table:number-columns-repeated="5"/>
          <table:table-cell table:style-name="Default" table:number-columns-repeated="5"/>
        </table:table-row>
        <table:table-row table:style-name="ro3">
          <table:table-cell table:style-name="ce76" office:value-type="string" calcext:value-type="string">
            <text:p>Vigor</text:p>
          </table:table-cell>
          <table:table-cell table:style-name="ce97" office:value-type="float" office:value="3" calcext:value-type="float">
            <text:p>3</text:p>
          </table:table-cell>
          <table:table-cell table:style-name="ce104" office:value-type="string" calcext:value-type="string">
            <text:p>Força</text:p>
          </table:table-cell>
          <table:table-cell table:style-name="ce107" office:value-type="float" office:value="3" calcext:value-type="float">
            <text:p>3</text:p>
          </table:table-cell>
          <table:table-cell table:style-name="ce234" office:value-type="string" calcext:value-type="string">
            <office:annotation draw:style-name="gr2" draw:text-style-name="P2" svg:width="2.899cm" svg:height="8.101cm" svg:x="11.888cm" svg:y="1.615cm" draw:caption-point-x="-0.61cm" draw:caption-point-y="1.607cm">
              <dc:date>2020-07-24T00:00:00</dc:date>
              <text:p text:style-name="P1"><text:span text:style-name="T1">Adquirir essa Desvantagem simplesmente faz com que você</text:span></text:p>
              <text:p text:style-name="P1"><text:span text:style-name="T1">não possa contar uma mentira convincentemente. Personagens que</text:span></text:p>
              <text:p text:style-name="P1"><text:span text:style-name="T1">ouçam uma tentativa de mentira imediatamente sabem que é algo</text:span></text:p>
              <text:p text:style-name="P1"><text:span text:style-name="T1">falso — nenhum rolagem é requerida.</text:span></text:p>
            </office:annotation>
            <text:p>Incapaz de Mentir</text:p>
          </table:table-cell>
          <table:table-cell table:style-name="ce238" office:value-type="float" office:value="3" calcext:value-type="float">
            <text:p>3</text:p>
          </table:table-cell>
          <table:table-cell table:style-name="ce234" office:value-type="string" calcext:value-type="string">
            <text:p>Prodígio <text:s/></text:p>
          </table:table-cell>
          <table:table-cell table:style-name="ce238" office:value-type="float" office:value="12" calcext:value-type="float">
            <text:p>12</text:p>
          </table:table-cell>
          <table:table-cell table:style-name="ce243" office:value-type="string" calcext:value-type="string">
            <text:p>Jogos</text:p>
          </table:table-cell>
          <table:table-cell table:style-name="ce259" office:value-type="string" calcext:value-type="string">
            <text:p>Atenção</text:p>
          </table:table-cell>
          <table:table-cell table:style-name="ce275" office:value-type="float" office:value="1" calcext:value-type="float">
            <text:p>1</text:p>
          </table:table-cell>
          <table:table-cell table:style-name="ce276" table:number-columns-repeated="5"/>
          <table:table-cell table:style-name="Default" table:number-columns-repeated="5"/>
        </table:table-row>
        <table:table-row table:style-name="ro3">
          <table:table-cell table:style-name="ce77" office:value-type="string" calcext:value-type="string">
            <text:p>Vontade</text:p>
          </table:table-cell>
          <table:table-cell table:style-name="ce98" office:value-type="float" office:value="3" calcext:value-type="float">
            <text:p>3</text:p>
          </table:table-cell>
          <table:table-cell table:style-name="ce105" office:value-type="string" calcext:value-type="string">
            <text:p>Percepção</text:p>
          </table:table-cell>
          <table:table-cell table:style-name="ce108" office:value-type="float" office:value="3" calcext:value-type="float">
            <text:p>3</text:p>
          </table:table-cell>
          <table:table-cell table:style-name="ce234" office:value-type="string" calcext:value-type="string">
            <office:annotation draw:style-name="gr3" draw:text-style-name="P2" svg:width="2.899cm" svg:height="16.001cm" svg:x="11.888cm" svg:y="2.048cm" draw:caption-point-x="-0.61cm" draw:caption-point-y="1.625cm">
              <dc:date>2020-07-24T00:00:00</dc:date>
              <text:p text:style-name="P1"><text:span text:style-name="T1">Você não pode resistir em entrar nos assuntos alheios. Você</text:span></text:p>
              <text:p text:style-name="P1"><text:span text:style-name="T1">sempre tem uma opinião sobre as coisas, e faz questão de deixar</text:span></text:p>
              <text:p text:style-name="P1"><text:span text:style-name="T1">que as pessoas saibam que sua opinião é a melhor solução para os</text:span></text:p>
              <text:p text:style-name="P1"><text:span text:style-name="T1">problemas delas. Rokuganis tendem a ser um povo privado, e in-</text:span></text:p>
              <text:p text:style-name="P1"><text:span text:style-name="T1">tromissão pode facilmente ser aceito como um insulto, implicando</text:span></text:p>
              <text:p text:style-name="P1"><text:span text:style-name="T1">que não são capazes de lidarem com seus próprios afazeres. Todas</text:span></text:p>
              <text:p text:style-name="P1"><text:span text:style-name="T1">as rolagens de Corte e Etiqueta têm seus NA’s aumentados em 10.</text:span></text:p>
              <text:p text:style-name="P1"><text:span text:style-name="T1">Essa Desvantagem vale 4 pontos para personagens Unicórnio.</text:span></text:p>
            </office:annotation>
            <text:p>Intrometido </text:p>
          </table:table-cell>
          <table:table-cell table:style-name="ce238" office:value-type="float" office:value="3" calcext:value-type="float">
            <text:p>3</text:p>
          </table:table-cell>
          <table:table-cell table:style-name="ce234" office:value-type="string" calcext:value-type="string">
            <office:annotation draw:style-name="gr4" draw:text-style-name="P2" svg:width="2.899cm" svg:height="8.891cm" svg:x="16.404cm" svg:y="2.145cm" draw:caption-point-x="-0.61cm" draw:caption-point-y="1.528cm">
              <dc:date>2020-07-24T00:00:00</dc:date>
              <text:p text:style-name="P1"><text:span text:style-name="T1">Os outros acham impossível tentar você para o comporta-</text:span></text:p>
              <text:p text:style-name="P1"><text:span text:style-name="T1">mento desonrado. Para cada 2 pontos gastos nessa Vantagem, tenta-</text:span></text:p>
              <text:p text:style-name="P1"><text:span text:style-name="T1">tivas de enganar ou seduzir você têm NA +5. Você não pode ter as</text:span></text:p>
              <text:p text:style-name="P1"><text:span text:style-name="T1">Desvantagens Luxúria e Avareza. Você não pode gastar mais pon-</text:span></text:p>
              <text:p text:style-name="P1"><text:span text:style-name="T1">tos nessa Vantagem acima do seu nível de Vontade.</text:span></text:p>
            </office:annotation>
            <text:p>Irrepreensível </text:p>
          </table:table-cell>
          <table:table-cell table:style-name="ce238" office:value-type="float" office:value="2" calcext:value-type="float">
            <text:p>2</text:p>
          </table:table-cell>
          <table:table-cell table:style-name="ce245" office:value-type="string" calcext:value-type="string">
            <text:p>Adivinhação </text:p>
          </table:table-cell>
          <table:table-cell table:style-name="ce259" office:value-type="string" calcext:value-type="string">
            <text:p>Atenção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117" office:value-type="string" calcext:value-type="string">
            <text:p>Ar</text:p>
          </table:table-cell>
          <table:table-cell table:style-name="ce120" table:formula="of:=MIN([.B11];[.B12])" office:value-type="float" office:value="3" calcext:value-type="float">
            <text:p>3</text:p>
          </table:table-cell>
          <table:table-cell table:style-name="ce110" office:value-type="string" calcext:value-type="string">
            <text:p>Fogo</text:p>
          </table:table-cell>
          <table:table-cell table:style-name="ce114" table:formula="of:=MIN([.D11];[.D12])" office:value-type="float" office:value="3" calcext:value-type="float">
            <text:p>3</text:p>
          </table:table-cell>
          <table:table-cell table:style-name="ce234" office:value-type="string" calcext:value-type="string">
            <office:annotation draw:style-name="gr5" draw:text-style-name="P2" svg:width="2.899cm" svg:height="8.496cm" svg:x="11.888cm" svg:y="2.483cm" draw:caption-point-x="-0.61cm" draw:caption-point-y="1.642cm">
              <dc:date>2020-07-24T00:00:00</dc:date>
              <text:p text:style-name="P1"><text:span text:style-name="T1">Você é excepcionalmente “esquentado” e inclinado a res-</text:span></text:p>
              <text:p text:style-name="P1"><text:span text:style-name="T1">ponder qualquer insulto com o aço. Você deve fazer uma rolagem</text:span></text:p>
              <text:p text:style-name="P1"><text:span text:style-name="T1">de Honra a um NA 20 para manter suas emoções sob controle</text:span></text:p>
              <text:p text:style-name="P1"><text:span text:style-name="T1">quando insultado. Essa Desvantagem vale 3 pontos para persona-</text:span></text:p>
              <text:p text:style-name="P1"><text:span text:style-name="T1">gens Caranguejo.</text:span></text:p>
            </office:annotation>
            <text:p>Bravo</text:p>
          </table:table-cell>
          <table:table-cell table:style-name="ce238" office:value-type="float" office:value="2" calcext:value-type="float">
            <text:p>2</text:p>
          </table:table-cell>
          <table:table-cell table:style-name="ce234" office:value-type="string" calcext:value-type="string">
            <office:annotation draw:style-name="gr2" draw:text-style-name="P2" svg:width="2.899cm" svg:height="8.101cm" svg:x="16.404cm" svg:y="2.598cm" draw:caption-point-x="-0.61cm" draw:caption-point-y="1.527cm">
              <dc:date>2020-07-24T00:00:00</dc:date>
              <text:p text:style-name="P1"><text:span text:style-name="T1">Você foi notado por uma das Sete Fortunas, Ebisu, a Fortu-</text:span></text:p>
              <text:p text:style-name="P1"><text:span text:style-name="T1">na do Trabalho Honesto, que lhe agraciou com suas bênçãos. Quan-</text:span></text:p>
              <text:p text:style-name="P1"><text:span text:style-name="T1">do fazendo um Teste de Honra, você rola e mantém 1 dado adicio-</text:span></text:p>
              <text:p text:style-name="P1"><text:span text:style-name="T1">nal. Personagens Mantis podem comprar essa Vantagem por 2</text:span></text:p>
              <text:p text:style-name="P1"><text:span text:style-name="T1">pontos.</text:span></text:p>
            </office:annotation>
            <text:p>Benção de Ebisu</text:p>
          </table:table-cell>
          <table:table-cell table:style-name="ce238" office:value-type="float" office:value="3" calcext:value-type="float">
            <text:p>3</text:p>
          </table:table-cell>
          <table:table-cell table:style-name="ce243" office:value-type="string" calcext:value-type="string">
            <text:p>Artesanato</text:p>
          </table:table-cell>
          <table:table-cell table:style-name="ce259" office:value-type="string" calcext:value-type="string">
            <text:p>Atenção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118" office:value-type="string" calcext:value-type="string">
            <text:p>Atenção</text:p>
          </table:table-cell>
          <table:table-cell table:style-name="ce121" office:value-type="float" office:value="3" calcext:value-type="float">
            <text:p>3</text:p>
          </table:table-cell>
          <table:table-cell table:style-name="ce111" office:value-type="string" calcext:value-type="string">
            <text:p>Agilidade</text:p>
          </table:table-cell>
          <table:table-cell table:style-name="ce115" office:value-type="float" office:value="3" calcext:value-type="float">
            <text:p>3</text:p>
          </table:table-cell>
          <table:table-cell table:style-name="ce234" office:value-type="string" calcext:value-type="string">
            <office:annotation draw:style-name="gr6" draw:text-style-name="P2" svg:width="2.899cm" svg:height="24.296cm" svg:x="11.888cm" svg:y="2.916cm" draw:caption-point-x="-0.61cm" draw:caption-point-y="1.66cm">
              <dc:date>2020-07-24T00:00:00</dc:date>
              <text:p text:style-name="P1"><text:span text:style-name="T1">Ou você deve um favor, ou sua família deve um favor que</text:span></text:p>
              <text:p text:style-name="P1"><text:span text:style-name="T1">você deve pagar. Uma obrigação menor vale 2 pontos, enquanto</text:span></text:p>
              <text:p text:style-name="P1"><text:span text:style-name="T1">uma dívida maior vale 4 pontos de Desvantagem. Quando você é</text:span></text:p>
              <text:p text:style-name="P1"><text:span text:style-name="T1">chamado para pagar sua dívida, você está amarrado pela honra a</text:span></text:p>
              <text:p text:style-name="P1"><text:span text:style-name="T1">tudo que estiver em seu poder para completar o pedido — mesmo</text:span></text:p>
              <text:p text:style-name="P1"><text:span text:style-name="T1">se o custo for a sua própria vida para uma dívida maior. Falhar no</text:span></text:p>
              <text:p text:style-name="P1"><text:span text:style-name="T1">cumprir de seu dever (tanto por recusa ou por ser incapaz de faze-</text:span></text:p>
              <text:p text:style-name="P1"><text:span text:style-name="T1">lo) resulta numa perda de um nível completo de Honra, e você</text:span></text:p>
              <text:p text:style-name="P1"><text:span text:style-name="T1">ganha a Desvantagem Ovelha Negra (no caso de uma Desvantagem</text:span></text:p>
              <text:p text:style-name="P1"><text:span text:style-name="T1">de 4 pontos), não recebendo pontos por ela.</text:span></text:p>
              <text:p text:style-name="P1"><text:span text:style-name="T1">Uma Obrigação menor não ameaçaria sua posição ou a de</text:span></text:p>
              <text:p text:style-name="P1"><text:span text:style-name="T1">sua família, mas poderia causar algum inconveniente a frente. Uma</text:span></text:p>
              <text:p text:style-name="P1"><text:span text:style-name="T1">Obrigação maior requer grande quantidade de esforço e risco, e</text:span></text:p>
              <text:p text:style-name="P1"><text:span text:style-name="T1">demoraria tempo significativo para ser repaga.</text:span></text:p>
            </office:annotation>
            <text:p>Obrigação</text:p>
          </table:table-cell>
          <table:table-cell table:style-name="ce238" office:value-type="float" office:value="0" calcext:value-type="float">
            <text:p>0</text:p>
          </table:table-cell>
          <table:table-cell table:style-name="ce234" office:value-type="string" calcext:value-type="string">
            <office:annotation draw:style-name="gr7" draw:text-style-name="P2" svg:width="2.899cm" svg:height="2.966cm" svg:x="16.404cm" svg:y="3.047cm" draw:caption-point-x="-0.61cm" draw:caption-point-y="1.529cm">
              <dc:date>2020-07-24T00:00:00</dc:date>
              <text:p text:style-name="P1"><text:span text:style-name="T1">Adicione sua Terra às rolagens de Atletismo e Furtividade</text:span></text:p>
              <text:p text:style-name="P1"><text:span text:style-name="T1">feitas no terreno designado.</text:span></text:p>
            </office:annotation>
            <text:p>Extrair do Terreno</text:p>
          </table:table-cell>
          <table:table-cell table:style-name="ce238" office:value-type="float" office:value="2" calcext:value-type="float">
            <text:p>2</text:p>
          </table:table-cell>
          <table:table-cell table:style-name="ce243" office:value-type="string" calcext:value-type="string">
            <text:p>Atuação </text:p>
          </table:table-cell>
          <table:table-cell table:style-name="ce259" office:value-type="string" calcext:value-type="string">
            <text:p>Atenção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119" office:value-type="string" calcext:value-type="string">
            <text:p>Reflexos</text:p>
          </table:table-cell>
          <table:table-cell table:style-name="ce122" office:value-type="float" office:value="3" calcext:value-type="float">
            <text:p>3</text:p>
          </table:table-cell>
          <table:table-cell table:style-name="ce112" office:value-type="string" calcext:value-type="string">
            <text:p>Inteligencia</text:p>
          </table:table-cell>
          <table:table-cell table:style-name="ce116" office:value-type="float" office:value="3" calcext:value-type="float">
            <text:p>3</text:p>
          </table:table-cell>
          <table:table-cell table:style-name="ce234"/>
          <table:table-cell table:style-name="ce238"/>
          <table:table-cell table:style-name="ce234" office:value-type="string" calcext:value-type="string">
            <office:annotation draw:style-name="gr8" draw:text-style-name="P2" svg:width="2.899cm" svg:height="13.631cm" svg:x="16.404cm" svg:y="3.501cm" draw:caption-point-x="-0.61cm" draw:caption-point-y="1.527cm">
              <dc:date>2020-07-24T00:00:00</dc:date>
              <text:p text:style-name="P1"><text:span text:style-name="T1">Os outros acham difícil determinar sua verdadeira natureza,</text:span></text:p>
              <text:p text:style-name="P1"><text:span text:style-name="T1">pensando que você seja mais honrado do que realmente é. Para cada</text:span></text:p>
              <text:p text:style-name="P1"><text:span text:style-name="T1">2 pontos gastos em Honra Incerta, aqueles que tentam descobrir seu</text:span></text:p>
              <text:p text:style-name="P1"><text:span text:style-name="T1">nível de Honra pelo uso de Atenção acreditam que sua Honra é um</text:span></text:p>
              <text:p text:style-name="P1"><text:span text:style-name="T1">nível acima do que realmente é. Por exemplo, um samurai com</text:span></text:p>
              <text:p text:style-name="P1"><text:span text:style-name="T1">Honra 1 que gastou 4 pontos em Honra Incerta pareceria ter Honra</text:span></text:p>
              <text:p text:style-name="P1"><text:span text:style-name="T1">3. essa Vantagem não afeta Técnicas que determinam a Honra de</text:span></text:p>
              <text:p text:style-name="P1"><text:span text:style-name="T1">um alvo.</text:span></text:p>
            </office:annotation>
            <text:p>Honra Incerta</text:p>
          </table:table-cell>
          <table:table-cell table:style-name="ce238" office:value-type="float" office:value="2" calcext:value-type="float">
            <text:p>2</text:p>
          </table:table-cell>
          <table:table-cell table:style-name="ce243" office:value-type="string" calcext:value-type="string">
            <text:p>Corte</text:p>
          </table:table-cell>
          <table:table-cell table:style-name="ce259" office:value-type="string" calcext:value-type="string">
            <text:p>Atenção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91" office:value-type="string" calcext:value-type="string">
            <text:p>Armadura</text:p>
          </table:table-cell>
          <table:table-cell table:style-name="ce101"/>
          <table:table-cell table:style-name="ce22" office:value-type="string" calcext:value-type="string" table:number-columns-spanned="2" table:number-rows-spanned="1">
            <text:p>Escola Usagi</text:p>
          </table:table-cell>
          <table:covered-table-cell table:style-name="Default"/>
          <table:table-cell table:style-name="ce234"/>
          <table:table-cell table:style-name="ce238"/>
          <table:table-cell table:style-name="ce234" office:value-type="string" calcext:value-type="string">
            <office:annotation draw:style-name="gr9" draw:text-style-name="P2" svg:width="2.899cm" svg:height="5.731cm" svg:x="16.404cm" svg:y="3.951cm" draw:caption-point-x="-0.61cm" draw:caption-point-y="1.528cm">
              <dc:date>2020-07-24T00:00:00</dc:date>
              <text:p text:style-name="P1"><text:span text:style-name="T1">Você nunca está perdido. Você sempre sabe que direção é o</text:span></text:p>
              <text:p text:style-name="P1"><text:span text:style-name="T1">norte, independente das circunstâncias. Essa Vantagem não se</text:span></text:p>
              <text:p text:style-name="P1"><text:span text:style-name="T1">aplica quando se viaja há mais de dois dias nas Terras Sombrias.</text:span></text:p>
            </office:annotation>
            <text:p>Direção absoluta </text:p>
          </table:table-cell>
          <table:table-cell table:style-name="ce238" office:value-type="float" office:value="1" calcext:value-type="float">
            <text:p>1</text:p>
          </table:table-cell>
          <table:table-cell table:style-name="ce243" office:value-type="string" calcext:value-type="string">
            <text:p>Narração</text:p>
          </table:table-cell>
          <table:table-cell table:style-name="ce259" office:value-type="string" calcext:value-type="string">
            <text:p>Atenção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91" office:value-type="string" calcext:value-type="string">
            <text:p>TN</text:p>
          </table:table-cell>
          <table:table-cell table:style-name="ce101" table:formula="of:=+[.C48]+[.C49]+[.B15]" office:value-type="float" office:value="5" calcext:value-type="float">
            <text:p>5</text:p>
          </table:table-cell>
          <table:table-cell table:style-name="ce23" office:value-type="string" calcext:value-type="string">
            <text:p>Técnica</text:p>
          </table:table-cell>
          <table:table-cell table:style-name="ce47" office:value-type="string" calcext:value-type="string">
            <text:p>Nome</text:p>
          </table:table-cell>
          <table:table-cell table:style-name="ce234"/>
          <table:table-cell table:style-name="ce238"/>
          <table:table-cell table:style-name="ce234" office:value-type="string" calcext:value-type="string">
            <office:annotation draw:style-name="gr2" draw:text-style-name="P2" svg:width="2.899cm" svg:height="8.101cm" svg:x="16.404cm" svg:y="4.395cm" draw:caption-point-x="-0.61cm" draw:caption-point-y="1.536cm">
              <dc:date>2020-07-24T00:00:00</dc:date>
              <text:p text:style-name="P1"><text:span text:style-name="T1">Sua família é particularmente rica. Você reganha 3 kokus</text:span></text:p>
              <text:p text:style-name="P1"><text:span text:style-name="T1">adicionais em seu inventário inicial para cada ponto gasto nessa</text:span></text:p>
              <text:p text:style-name="P1"><text:span text:style-name="T1">Vantagem. Você ganha, ainda, essa quantidade de kokus em seu</text:span></text:p>
              <text:p text:style-name="P1"><text:span text:style-name="T1">estipêndio anual. Essa Vantagem custa 1 ponto a menos para perso-</text:span></text:p>
              <text:p text:style-name="P1"><text:span text:style-name="T1">nagens Garça e Unicórnio</text:span></text:p>
            </office:annotation>
            <text:p>Rico </text:p>
          </table:table-cell>
          <table:table-cell table:style-name="ce238" office:value-type="float" office:value="1" calcext:value-type="float">
            <text:p>1</text:p>
          </table:table-cell>
          <table:table-cell table:style-name="ce243" office:value-type="string" calcext:value-type="string">
            <text:p>Performance</text:p>
          </table:table-cell>
          <table:table-cell table:style-name="ce262" office:value-type="string" calcext:value-type="string">
            <text:p>Atenção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91" office:value-type="string" calcext:value-type="string">
            <text:p>Modificadores</text:p>
          </table:table-cell>
          <table:table-cell table:style-name="ce101" office:value-type="float" office:value="0" calcext:value-type="float">
            <text:p>0</text:p>
          </table:table-cell>
          <table:table-cell table:style-name="ce27" office:value-type="string" calcext:value-type="string">
            <office:annotation draw:style-name="gr10" draw:text-style-name="P2" svg:width="2.899cm" svg:height="15.606cm" svg:x="7.373cm" svg:y="4.863cm" draw:caption-point-x="-0.61cm" draw:caption-point-y="1.519cm">
              <dc:date>2020-07-28T00:00:00</dc:date>
              <text:p text:style-name="P1"><text:span text:style-name="T1">Nível 1: Salto Da Lebre</text:span></text:p>
              <text:p text:style-name="P1"><text:span text:style-name="T1">Os Lebres combinam demonstrações de saltos acrobáticos,</text:span></text:p>
              <text:p text:style-name="P1"><text:span text:style-name="T1">esquivas e cambalhotas. Se você percorrer toda sua capacidade de</text:span></text:p>
              <text:p text:style-name="P1"><text:span text:style-name="T1">movimento, e atacar em Ataque Total, você pode fazer um salto</text:span></text:p>
              <text:p text:style-name="P1"><text:span text:style-name="T1">acrobático que lhe concede um Aumento Gratuito em sua rolagem</text:span></text:p>
              <text:p text:style-name="P1"><text:span text:style-name="T1">de ataque e permite que você adicione sua Perícia Atletismo ao</text:span></text:p>
              <text:p text:style-name="P1"><text:span text:style-name="T1">total. Você também pode adicionar sua Perícia Atletismo ao seu NA</text:span></text:p>
              <text:p text:style-name="P1"><text:span text:style-name="T1">de Acerto quando em Defesa Total contanto que tenha espaço para</text:span></text:p>
              <text:p text:style-name="P1"><text:span text:style-name="T1">se movimentar.</text:span></text:p>
            </office:annotation>
            <text:p>Nível 1</text:p>
          </table:table-cell>
          <table:table-cell table:style-name="ce48" office:value-type="string" calcext:value-type="string">
            <text:p>Salto Da Lebre</text:p>
          </table:table-cell>
          <table:table-cell table:style-name="ce234" office:value-type="string" calcext:value-type="string">
            <text:p>Total</text:p>
          </table:table-cell>
          <table:table-cell table:style-name="ce239" table:formula="of:=SUM([.F8:.F14])" office:value-type="float" office:value="8" calcext:value-type="float">
            <text:p>8</text:p>
          </table:table-cell>
          <table:table-cell table:style-name="ce234" office:value-type="string" calcext:value-type="string">
            <office:annotation draw:style-name="gr11" draw:text-style-name="P2" svg:width="2.899cm" svg:height="7.311cm" svg:x="16.404cm" svg:y="4.837cm" draw:caption-point-x="-0.61cm" draw:caption-point-y="1.545cm">
              <dc:date>2020-07-24T00:00:00</dc:date>
              <text:p text:style-name="P1"><text:span text:style-name="T1">Efeito: Você ganha 2 Aumentos Gratuitos diários para</text:span></text:p>
              <text:p text:style-name="P1"><text:span text:style-name="T1">uma rolagem de Perícia Social usando o nome de seus</text:span></text:p>
              <text:p text:style-name="P1"><text:span text:style-name="T1">amigos para apoiar a sua posição. Você ganha 2 pontos</text:span></text:p>
              <text:p text:style-name="P1"><text:span text:style-name="T1">de Posição (Embaixador), que só podem ser gasto em</text:span></text:p>
              <text:p text:style-name="P1"><text:span text:style-name="T1">aliados.</text:span></text:p>
            </office:annotation>
            <text:p>Conectado</text:p>
          </table:table-cell>
          <table:table-cell table:style-name="ce238" office:value-type="float" office:value="2" calcext:value-type="float">
            <text:p>2</text:p>
          </table:table-cell>
          <table:table-cell table:style-name="ce243" office:value-type="string" calcext:value-type="string">
            <text:p>Ritual do chá</text:p>
          </table:table-cell>
          <table:table-cell table:style-name="ce259" office:value-type="string" calcext:value-type="string">
            <text:p>Atenção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18" office:value-type="string" calcext:value-type="string">
            <text:p>Ataque</text:p>
          </table:table-cell>
          <table:table-cell table:style-name="ce73" office:value-type="string" calcext:value-type="string">
            <text:p>Rolado</text:p>
          </table:table-cell>
          <table:table-cell table:style-name="ce27" office:value-type="string" calcext:value-type="string">
            <office:annotation draw:style-name="gr12" draw:text-style-name="P2" svg:width="2.899cm" svg:height="10.471cm" svg:x="7.373cm" svg:y="5.315cm" draw:caption-point-x="-0.61cm" draw:caption-point-y="1.519cm">
              <dc:date>2020-07-28T00:00:00</dc:date>
              <text:p text:style-name="P1"><text:span text:style-name="T1">Nível 2: Rapidez Da Lebre</text:span></text:p>
              <text:p text:style-name="P1"><text:span text:style-name="T1">Você pode adicionar seu Nível de Escola ao seu Anel de</text:span></text:p>
              <text:p text:style-name="P1"><text:span text:style-name="T1">Água para fins de determinação de capacidade de movimento. Seus</text:span></text:p>
              <text:p text:style-name="P1"><text:span text:style-name="T1">inimigos não podem reduzir sua Iniciativa com rolagens de Marés</text:span></text:p>
              <text:p text:style-name="P1"><text:span text:style-name="T1">de Batalha. Seu Atributo Reflexos é aumentado pelo seu Nível de</text:span></text:p>
              <text:p text:style-name="P1"><text:span text:style-name="T1">Escola para fins de determinar seu NA de Acerto</text:span></text:p>
              <text:p text:style-name="P1"><text:span text:style-name="T1"/></text:p>
            </office:annotation>
            <text:p>Nível 2</text:p>
          </table:table-cell>
          <table:table-cell table:style-name="ce49" office:value-type="string" calcext:value-type="string">
            <text:p>Rapidez Da Lebre</text:p>
          </table:table-cell>
          <table:table-cell table:style-name="Default" table:number-columns-repeated="2"/>
          <table:table-cell table:style-name="ce234"/>
          <table:table-cell table:style-name="ce238"/>
          <table:table-cell table:style-name="ce243" office:value-type="string" calcext:value-type="string">
            <text:p>Instrução</text:p>
          </table:table-cell>
          <table:table-cell table:style-name="ce263" office:value-type="string" calcext:value-type="string">
            <text:p>Inteligencia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14" office:value-type="string" calcext:value-type="string">
            <text:p>Katana</text:p>
          </table:table-cell>
          <table:table-cell table:style-name="ce25" table:formula="of:=SUM([.D8]+[.C29])&amp;&quot;k&quot;&amp;[.D29]" office:value-type="string" office:string-value="6k2" calcext:value-type="string">
            <text:p>6k2</text:p>
          </table:table-cell>
          <table:table-cell table:style-name="ce27" office:value-type="string" calcext:value-type="string">
            <office:annotation draw:style-name="gr13" draw:text-style-name="P2" svg:width="2.899cm" svg:height="16.396cm" svg:x="7.373cm" svg:y="5.776cm" draw:caption-point-x="-0.61cm" draw:caption-point-y="1.51cm">
              <dc:date>2020-07-28T00:00:00</dc:date>
              <text:p text:style-name="P1"><text:span text:style-name="T1">Nível 3: Chute Da Lebre</text:span></text:p>
              <text:p text:style-name="P1"><text:span text:style-name="T1">O Chute da Lebre talvez seja uma das mais estranhas técni-</text:span></text:p>
              <text:p text:style-name="P1"><text:span text:style-name="T1">cas de combate. O samurai Lebre salta de um oponente para o ar</text:span></text:p>
              <text:p text:style-name="P1"><text:span text:style-name="T1">para fazer um segundo ataque. Você pode fazer um ataque adicional</text:span></text:p>
              <text:p text:style-name="P1"><text:span text:style-name="T1">por rodada. Este, deve ser um ataque desarmado (chute). Se você</text:span></text:p>
              <text:p text:style-name="P1"><text:span text:style-name="T1">fizer este ataque primeiro e fizer um Aumento, você ganha os bene-</text:span></text:p>
              <text:p text:style-name="P1"><text:span text:style-name="T1">fícios do Salto da Lebre como se estivesse em Ataque Total (mas</text:span></text:p>
              <text:p text:style-name="P1"><text:span text:style-name="T1">sem ganhar os bônus por estar em Ataque Total) para quaisquer</text:span></text:p>
              <text:p text:style-name="P1"><text:span text:style-name="T1">ataques remanescentes. Esses não precisam ser ataques desarmados.</text:span></text:p>
            </office:annotation>
            <text:p>Nível 3</text:p>
          </table:table-cell>
          <table:table-cell table:style-name="ce48" office:value-type="string" calcext:value-type="string">
            <text:p>Chute Da Lebre</text:p>
          </table:table-cell>
          <table:table-cell table:style-name="Default" table:number-columns-repeated="2"/>
          <table:table-cell table:style-name="ce234" office:value-type="string" calcext:value-type="string">
            <text:p>Total</text:p>
          </table:table-cell>
          <table:table-cell table:style-name="ce239" table:formula="of:=SUM([.H8:.H16])" office:value-type="float" office:value="25" calcext:value-type="float">
            <text:p>25</text:p>
          </table:table-cell>
          <table:table-cell table:style-name="ce243" office:value-type="string" calcext:value-type="string">
            <text:p>Lore (Brasões)</text:p>
          </table:table-cell>
          <table:table-cell table:style-name="ce261" office:value-type="string" calcext:value-type="string">
            <text:p>Inteligencia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15" office:value-type="string" calcext:value-type="string">
            <text:p>Wakizashi</text:p>
          </table:table-cell>
          <table:table-cell table:style-name="ce26" table:formula="of:=SUM([.D8]+[.C30])&amp;&quot;k&quot;&amp;[.D30]" office:value-type="string" office:string-value="5k2" calcext:value-type="string">
            <text:p>5k2</text:p>
          </table:table-cell>
          <table:table-cell table:style-name="ce27" office:value-type="string" calcext:value-type="string">
            <text:p>Nível 4</text:p>
          </table:table-cell>
          <table:table-cell table:style-name="ce48" office:value-type="string" calcext:value-type="string">
            <text:p>Como O Trovão</text:p>
          </table:table-cell>
          <table:table-cell table:style-name="Default" table:number-columns-repeated="2"/>
          <table:table-cell table:number-columns-repeated="2"/>
          <table:table-cell table:style-name="ce243" office:value-type="string" calcext:value-type="string">
            <text:p>Lore (Maho)</text:p>
          </table:table-cell>
          <table:table-cell table:style-name="ce261" office:value-type="string" calcext:value-type="string">
            <text:p>Inteligência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15" office:value-type="string" calcext:value-type="string">
            <text:p>Hankyu</text:p>
          </table:table-cell>
          <table:table-cell table:style-name="ce26"/>
          <table:table-cell table:style-name="ce28" office:value-type="string" calcext:value-type="string">
            <text:p>Nível 5</text:p>
          </table:table-cell>
          <table:table-cell table:style-name="ce51" office:value-type="string" calcext:value-type="string">
            <text:p>Estilo Reichin</text:p>
          </table:table-cell>
          <table:table-cell table:style-name="Default" table:number-columns-repeated="2"/>
          <table:table-cell table:number-columns-repeated="2"/>
          <table:table-cell table:style-name="ce246" office:value-type="string" calcext:value-type="string">
            <text:p>Medicina</text:p>
          </table:table-cell>
          <table:table-cell table:style-name="ce264" table:content-validation-name="val3" office:value-type="string" calcext:value-type="string">
            <text:p>Inteligência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3">
          <table:table-cell table:style-name="ce19" office:value-type="string" calcext:value-type="string">
            <text:p>Ferimento</text:p>
          </table:table-cell>
          <table:table-cell table:style-name="ce42" office:value-type="string" calcext:value-type="string">
            <text:p>Total</text:p>
          </table:table-cell>
          <table:table-cell table:style-name="ce60" office:value-type="string" calcext:value-type="string">
            <text:p>Atual</text:p>
          </table:table-cell>
          <table:table-cell table:style-name="Default" table:number-columns-repeated="3"/>
          <table:table-cell table:number-columns-repeated="2"/>
          <table:table-cell table:style-name="ce243" office:value-type="string" calcext:value-type="string">
            <text:p>Meditação</text:p>
          </table:table-cell>
          <table:table-cell table:style-name="ce265" office:value-type="string" calcext:value-type="string">
            <text:p>Void</text:p>
          </table:table-cell>
          <table:table-cell table:style-name="ce276" table:number-columns-repeated="6"/>
          <table:table-cell table:style-name="Default" table:number-columns-repeated="5"/>
        </table:table-row>
        <table:table-row table:style-name="ro5">
          <table:table-cell table:style-name="ce20" office:value-type="string" calcext:value-type="string">
            <text:p>Saudável</text:p>
          </table:table-cell>
          <table:table-cell table:style-name="ce45" table:formula="of:=[.B7]*2" office:value-type="float" office:value="6" calcext:value-type="float">
            <text:p>6</text:p>
          </table:table-cell>
          <table:table-cell table:style-name="ce61"/>
          <table:table-cell table:style-name="Default" table:number-columns-repeated="3"/>
          <table:table-cell table:number-columns-repeated="2"/>
          <table:table-cell table:style-name="ce247" office:value-type="string" calcext:value-type="string">
            <text:p>Perícias Bugei</text:p>
          </table:table-cell>
          <table:table-cell table:style-name="ce243"/>
          <table:table-cell table:style-name="ce274" office:value-type="string" calcext:value-type="string">
            <text:p>Rank</text:p>
          </table:table-cell>
          <table:table-cell table:style-name="ce274" office:value-type="string" calcext:value-type="string">
            <text:p>Dado bônus</text:p>
          </table:table-cell>
          <table:table-cell table:style-name="ce274" office:value-type="string" calcext:value-type="string">
            <text:p>Modificadores</text:p>
          </table:table-cell>
          <table:table-cell table:style-name="ce274" office:value-type="string" calcext:value-type="string">
            <text:p>Total Dices</text:p>
          </table:table-cell>
          <table:table-cell table:style-name="ce274" table:number-columns-repeated="2"/>
          <table:table-cell table:style-name="Default" table:number-columns-repeated="5"/>
        </table:table-row>
        <table:table-row table:style-name="ro3">
          <table:table-cell table:style-name="ce20" office:value-type="string" calcext:value-type="string">
            <text:p>Ferido</text:p>
          </table:table-cell>
          <table:table-cell table:style-name="ce45" office:value-type="float" office:value="6" calcext:value-type="float">
            <text:p>6</text:p>
          </table:table-cell>
          <table:table-cell table:style-name="ce61"/>
          <table:table-cell table:style-name="Default" table:number-columns-repeated="3"/>
          <table:table-cell table:number-columns-repeated="2"/>
          <table:table-cell table:style-name="ce248" office:value-type="string" calcext:value-type="string">
            <text:p>Atletismo</text:p>
          </table:table-cell>
          <table:table-cell table:style-name="ce266" office:value-type="string" calcext:value-type="string">
            <text:p>Agilidade</text:p>
          </table:table-cell>
          <table:table-cell table:style-name="ce276" office:value-type="float" office:value="5" calcext:value-type="float">
            <text:p>5</text:p>
          </table:table-cell>
          <table:table-cell table:style-name="ce276"/>
          <table:table-cell table:style-name="ce276" office:value-type="string" calcext:value-type="string">
            <text:p>Correr;escalar</text:p>
          </table:table-cell>
          <table:table-cell table:style-name="ce276" table:number-columns-repeated="3"/>
          <table:table-cell table:style-name="Default" table:number-columns-repeated="5"/>
        </table:table-row>
        <table:table-row table:style-name="ro3">
          <table:table-cell table:style-name="ce20" office:value-type="string" calcext:value-type="string">
            <text:p>Machucado</text:p>
          </table:table-cell>
          <table:table-cell table:style-name="ce45" office:value-type="float" office:value="6" calcext:value-type="float">
            <text:p>6</text:p>
          </table:table-cell>
          <table:table-cell table:style-name="ce61"/>
          <table:table-cell table:style-name="Default" table:number-columns-repeated="3"/>
          <table:table-cell table:number-columns-repeated="2"/>
          <table:table-cell table:style-name="ce243" office:value-type="string" calcext:value-type="string">
            <office:annotation draw:style-name="gr14" draw:text-style-name="P2" svg:width="2.899cm" svg:height="1.799cm" svg:x="22.583cm" svg:y="8.492cm" draw:caption-point-x="-0.61cm" draw:caption-point-y="1.545cm">
              <dc:date>2020-07-25T00:00:00</dc:date>
              <text:p text:style-name="P1"><text:span text:style-name="T1">Adicione sua defesa ao NA de acerto (Ataque)</text:span></text:p>
              <text:p text:style-name="P1"><text:span text:style-name="T1"/></text:p>
            </office:annotation>
            <text:p>Defesa</text:p>
          </table:table-cell>
          <table:table-cell table:style-name="ce266" office:value-type="string" calcext:value-type="string">
            <text:p>Agilidade</text:p>
          </table:table-cell>
          <table:table-cell table:style-name="ce276" office:value-type="float" office:value="5" calcext:value-type="float">
            <office:annotation draw:style-name="gr14" draw:text-style-name="P2" svg:width="2.899cm" svg:height="1.799cm" svg:x="27.291cm" svg:y="8.492cm" draw:caption-point-x="-0.61cm" draw:caption-point-y="1.545cm">
              <dc:date>2020-07-25T00:00:00</dc:date>
              <text:p text:style-name="P1"><text:span text:style-name="T1">Adicione sua defesa ao NA de acerto (ataque)</text:span></text:p>
              <text:p text:style-name="P1"><text:span text:style-name="T1"/></text:p>
            </office:annotation>
            <text:p>5</text:p>
          </table:table-cell>
          <table:table-cell table:style-name="ce276" table:number-columns-repeated="5"/>
          <table:table-cell table:style-name="Default" table:number-columns-repeated="5"/>
        </table:table-row>
        <table:table-row table:style-name="ro3">
          <table:table-cell table:style-name="ce20" office:value-type="string" calcext:value-type="string">
            <text:p>Lesado</text:p>
          </table:table-cell>
          <table:table-cell table:style-name="ce45" office:value-type="float" office:value="6" calcext:value-type="float">
            <text:p>6</text:p>
          </table:table-cell>
          <table:table-cell table:style-name="ce61"/>
          <table:table-cell table:style-name="Default" table:number-columns-repeated="3"/>
          <table:table-cell table:number-columns-repeated="2"/>
          <table:table-cell table:style-name="ce243" office:value-type="string" calcext:value-type="string">
            <office:annotation draw:style-name="gr14" draw:text-style-name="P2" svg:width="2.899cm" svg:height="1.799cm" svg:x="22.583cm" svg:y="8.944cm" draw:caption-point-x="-0.61cm" draw:caption-point-y="1.545cm">
              <dc:date>2020-07-25T00:00:00</dc:date>
              <text:p text:style-name="P1"><text:span text:style-name="T1">Você pode gastar um Ponto de Vácuo adicional </text:span></text:p>
            </office:annotation>
            <text:p>Kenjutsu</text:p>
          </table:table-cell>
          <table:table-cell table:style-name="ce266" office:value-type="string" calcext:value-type="string">
            <text:p>Agilidade</text:p>
          </table:table-cell>
          <table:table-cell table:style-name="ce276" office:value-type="float" office:value="5" calcext:value-type="float">
            <office:annotation draw:style-name="gr15" draw:text-style-name="P2" svg:width="2.899cm" svg:height="2.176cm" svg:x="27.291cm" svg:y="8.944cm" draw:caption-point-x="-0.61cm" draw:caption-point-y="1.545cm">
              <dc:date>2020-07-25T00:00:00</dc:date>
              <text:p text:style-name="P1"><text:span text:style-name="T1">Você pode gastar um Ponto de Vácuo adicional </text:span></text:p>
              <text:p text:style-name="P1"><text:span text:style-name="T1"/></text:p>
            </office:annotation>
            <text:p>5</text:p>
          </table:table-cell>
          <table:table-cell table:style-name="ce276" table:number-columns-repeated="5"/>
          <table:table-cell table:style-name="Default" table:number-columns-repeated="5"/>
        </table:table-row>
        <table:table-row table:style-name="ro3">
          <table:table-cell table:style-name="ce20" office:value-type="string" calcext:value-type="string">
            <text:p>Injuriado</text:p>
          </table:table-cell>
          <table:table-cell table:style-name="ce45" office:value-type="float" office:value="6" calcext:value-type="float">
            <text:p>6</text:p>
          </table:table-cell>
          <table:table-cell table:style-name="ce61"/>
          <table:table-cell table:number-columns-repeated="5"/>
          <table:table-cell table:style-name="ce243" office:value-type="string" calcext:value-type="string">
            <text:p>Cavalaria</text:p>
          </table:table-cell>
          <table:table-cell table:style-name="ce266" office:value-type="string" calcext:value-type="string">
            <text:p>Agilidade</text:p>
          </table:table-cell>
          <table:table-cell table:style-name="ce276" office:value-type="float" office:value="1" calcext:value-type="float">
            <text:p>1</text:p>
          </table:table-cell>
          <table:table-cell table:style-name="ce276" table:number-columns-repeated="5"/>
          <table:table-cell table:style-name="Default"/>
          <table:table-cell table:number-columns-repeated="4"/>
        </table:table-row>
        <table:table-row table:style-name="ro3">
          <table:table-cell table:style-name="ce20" office:value-type="string" calcext:value-type="string">
            <text:p>Aleijado</text:p>
          </table:table-cell>
          <table:table-cell table:style-name="ce45" office:value-type="float" office:value="6" calcext:value-type="float">
            <text:p>6</text:p>
          </table:table-cell>
          <table:table-cell table:style-name="ce61"/>
          <table:table-cell table:number-columns-repeated="5"/>
          <table:table-cell table:style-name="ce248" office:value-type="string" calcext:value-type="string">
            <text:p>Armas Camponesas</text:p>
          </table:table-cell>
          <table:table-cell table:style-name="ce266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1" office:value-type="string" calcext:value-type="string">
            <text:p>Caído</text:p>
          </table:table-cell>
          <table:table-cell table:style-name="ce46" table:formula="of:=[.B7]*5" office:value-type="float" office:value="15" calcext:value-type="float">
            <text:p>15</text:p>
          </table:table-cell>
          <table:table-cell table:style-name="ce62"/>
          <table:table-cell table:number-columns-repeated="5"/>
          <table:table-cell table:style-name="ce248" office:value-type="string" calcext:value-type="string">
            <text:p>Armas de Corrente</text:p>
          </table:table-cell>
          <table:table-cell table:style-name="ce266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4" office:value-type="string" calcext:value-type="string">
            <text:p>Arma corp.</text:p>
          </table:table-cell>
          <table:table-cell table:style-name="ce113" office:value-type="string" calcext:value-type="string">
            <text:p>Quantia</text:p>
          </table:table-cell>
          <table:table-cell table:style-name="ce152" office:value-type="string" calcext:value-type="string">
            <text:p>Total Dice</text:p>
          </table:table-cell>
          <table:table-cell table:style-name="ce152" office:value-type="string" calcext:value-type="string">
            <text:p>Total Keep</text:p>
          </table:table-cell>
          <table:table-cell table:style-name="ce160" office:value-type="string" calcext:value-type="string">
            <text:p>Roll</text:p>
          </table:table-cell>
          <table:table-cell table:number-columns-repeated="3"/>
          <table:table-cell table:style-name="ce248" office:value-type="string" calcext:value-type="string">
            <text:p>Armas de Montaria</text:p>
          </table:table-cell>
          <table:table-cell table:style-name="ce266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text:p>Katana</text:p>
          </table:table-cell>
          <table:table-cell table:style-name="ce113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2" calcext:value-type="float">
            <text:p>2</text:p>
          </table:table-cell>
          <table:table-cell table:style-name="ce235" table:formula="of:=SUM([.C29])&amp;&quot;k&quot;&amp;[.D29]" office:value-type="string" office:string-value="3k2" calcext:value-type="string">
            <text:p>3k2</text:p>
          </table:table-cell>
          <table:table-cell table:number-columns-repeated="3"/>
          <table:table-cell table:style-name="ce248" office:value-type="string" calcext:value-type="string">
            <text:p>Armas de Montaria</text:p>
          </table:table-cell>
          <table:table-cell table:style-name="ce266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text:p>Wakizashi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160" office:value-type="float" office:value="2" calcext:value-type="float">
            <text:p>2</text:p>
          </table:table-cell>
          <table:table-cell table:style-name="ce235" table:formula="of:=SUM([.C30])&amp;&quot;k&quot;&amp;[.D30]" office:value-type="string" office:string-value="2k2" calcext:value-type="string">
            <text:p>2k2</text:p>
          </table:table-cell>
          <table:table-cell table:number-columns-repeated="3"/>
          <table:table-cell table:style-name="ce243" office:value-type="string" calcext:value-type="string">
            <text:p>Armas de Bastões</text:p>
          </table:table-cell>
          <table:table-cell table:style-name="ce266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text:p>Aiguchi</text:p>
          </table:table-cell>
          <table:table-cell table:style-name="ce113"/>
          <table:table-cell table:number-columns-repeated="2" table:style-name="ce160" office:value-type="float" office:value="1" calcext:value-type="float">
            <text:p>1</text:p>
          </table:table-cell>
          <table:table-cell table:style-name="ce235" table:formula="of:=SUM([.C31])&amp;&quot;k&quot;&amp;[.D31]" office:value-type="string" office:string-value="1k1" calcext:value-type="string">
            <text:p>1k1</text:p>
          </table:table-cell>
          <table:table-cell table:number-columns-repeated="3"/>
          <table:table-cell table:style-name="ce243" office:value-type="string" calcext:value-type="string">
            <text:p>Batalha</text:p>
          </table:table-cell>
          <table:table-cell table:style-name="ce267" table:content-validation-name="val4" office:value-type="string" calcext:value-type="string">
            <text:p>Percepção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text:p>Parangu</text:p>
          </table:table-cell>
          <table:table-cell table:style-name="ce113"/>
          <table:table-cell table:number-columns-repeated="2" table:style-name="ce160" office:value-type="float" office:value="2" calcext:value-type="float">
            <text:p>2</text:p>
          </table:table-cell>
          <table:table-cell table:style-name="ce235" table:formula="of:=SUM([.C32])&amp;&quot;k&quot;&amp;[.D32]" office:value-type="string" office:string-value="2k2" calcext:value-type="string">
            <text:p>2k2</text:p>
          </table:table-cell>
          <table:table-cell table:number-columns-repeated="3"/>
          <table:table-cell table:style-name="ce243" office:value-type="string" calcext:value-type="string">
            <text:p>Caça</text:p>
          </table:table-cell>
          <table:table-cell table:style-name="ce266" office:value-type="string" calcext:value-type="string">
            <text:p>Percepção</text:p>
          </table:table-cell>
          <table:table-cell table:style-name="ce276" office:value-type="float" office:value="3" calcext:value-type="float">
            <text:p>3</text:p>
          </table:table-cell>
          <table:table-cell table:style-name="ce276"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4" office:value-type="string" calcext:value-type="string">
            <text:p>Arma Kyu.</text:p>
          </table:table-cell>
          <table:table-cell table:style-name="ce113"/>
          <table:table-cell table:style-name="ce152" table:number-columns-repeated="2"/>
          <table:table-cell table:style-name="ce235" table:formula="of:=SUM([.C33])&amp;&quot;k&quot;&amp;[.D33]" office:value-type="string" office:string-value="0k" calcext:value-type="string">
            <text:p>0k</text:p>
          </table:table-cell>
          <table:table-cell table:number-columns-repeated="3"/>
          <table:table-cell table:style-name="ce243" office:value-type="string" calcext:value-type="string">
            <text:p>Conhecer a Escola</text:p>
          </table:table-cell>
          <table:table-cell table:style-name="ce266" office:value-type="string" calcext:value-type="string">
            <text:p>Inteligência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office:annotation draw:style-name="gr16" draw:text-style-name="P2" svg:width="2.899cm" svg:height="9.681cm" svg:x="2.857cm" svg:y="13.414cm" draw:caption-point-x="-0.61cm" draw:caption-point-y="1.59cm">
              <dc:date>2020-07-23T00:00:00</dc:date>
              <text:p text:style-name="P1"><text:span text:style-name="T1">O hankyu é menor que o yumi, mas é fácil de carregar</text:span></text:p>
              <text:p text:style-name="P1"><text:span text:style-name="T1">e conveniente para usar. Diferente do desenho composto do daikyu,</text:span></text:p>
              <text:p text:style-name="P1"><text:span text:style-name="T1"/></text:p>
              <text:p text:style-name="P1"><text:span text:style-name="T1">Força: 1</text:span></text:p>
              <text:p text:style-name="P1"><text:span text:style-name="T1">Alcance: 30 m</text:span></text:p>
              <text:p text:style-name="P1"><text:span text:style-name="T1">Regras Especiais: Sacar esta arma não conta como ação,</text:span></text:p>
              <text:p text:style-name="P1"><text:span text:style-name="T1">uma vez por rodada. +10 NA quando disparado de uma montaria.</text:span></text:p>
              <text:p text:style-name="P1"><text:span text:style-name="T1">Preço: 6 kokus</text:span></text:p>
            </office:annotation>
            <text:p>Hankyu</text:p>
          </table:table-cell>
          <table:table-cell table:style-name="ce113"/>
          <table:table-cell table:style-name="ce160" table:number-columns-repeated="2"/>
          <table:table-cell table:style-name="ce235" table:formula="of:=SUM([.C34])&amp;&quot;k&quot;&amp;[.D34]" office:value-type="string" office:string-value="0k" calcext:value-type="string">
            <text:p>0k</text:p>
          </table:table-cell>
          <table:table-cell table:number-columns-repeated="3"/>
          <table:table-cell table:style-name="ce243" office:value-type="string" calcext:value-type="string">
            <text:p>Facas</text:p>
          </table:table-cell>
          <table:table-cell table:style-name="ce266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/>
          <table:table-cell table:style-name="ce113"/>
          <table:table-cell table:style-name="ce160" table:number-columns-repeated="2"/>
          <table:table-cell table:style-name="ce235" table:formula="of:=SUM([.C35])&amp;&quot;k&quot;&amp;[.D35]" office:value-type="string" office:string-value="0k" calcext:value-type="string">
            <text:p>0k</text:p>
          </table:table-cell>
          <table:table-cell table:number-columns-repeated="3"/>
          <table:table-cell table:style-name="ce246" office:value-type="string" calcext:value-type="string">
            <text:p>Iaijutsu</text:p>
          </table:table-cell>
          <table:table-cell table:style-name="ce266" office:value-type="string" calcext:value-type="string">
            <text:p>Reflexos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/>
          <table:table-cell table:style-name="ce113"/>
          <table:table-cell table:style-name="ce160" table:number-columns-repeated="2"/>
          <table:table-cell table:style-name="ce235" table:formula="of:=SUM([.C36])&amp;&quot;k&quot;&amp;[.D36]" office:value-type="string" office:string-value="0k" calcext:value-type="string">
            <text:p>0k</text:p>
          </table:table-cell>
          <table:table-cell table:number-columns-repeated="3"/>
          <table:table-cell table:style-name="ce243" office:value-type="string" calcext:value-type="string">
            <text:p>Jiujutsu</text:p>
          </table:table-cell>
          <table:table-cell table:style-name="ce266" office:value-type="string" calcext:value-type="string">
            <text:p>Agilidade</text:p>
          </table:table-cell>
          <table:table-cell table:style-name="ce276" office:value-type="float" office:value="2" calcext:value-type="float">
            <text:p>2</text:p>
          </table:table-cell>
          <table:table-cell table:style-name="ce276"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/>
          <table:table-cell table:style-name="ce113"/>
          <table:table-cell table:style-name="ce160" table:number-columns-repeated="2"/>
          <table:table-cell table:style-name="ce235" table:formula="of:=SUM([.C37])&amp;&quot;k&quot;&amp;[.D37]" office:value-type="string" office:string-value="0k" calcext:value-type="string">
            <text:p>0k</text:p>
          </table:table-cell>
          <table:table-cell table:number-columns-repeated="3"/>
          <table:table-cell table:style-name="ce243" office:value-type="string" calcext:value-type="string">
            <text:p>Kyujutsu</text:p>
          </table:table-cell>
          <table:table-cell table:style-name="ce266" office:value-type="string" calcext:value-type="string">
            <text:p>Reflexos</text:p>
          </table:table-cell>
          <table:table-cell table:style-name="ce276" office:value-type="float" office:value="2" calcext:value-type="float">
            <text:p>2</text:p>
          </table:table-cell>
          <table:table-cell table:style-name="ce276" table:number-columns-repeated="5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/>
          <table:table-cell table:style-name="ce113"/>
          <table:table-cell table:style-name="ce160" table:number-columns-repeated="2"/>
          <table:table-cell table:style-name="ce235" table:formula="of:=SUM([.C38])&amp;&quot;k&quot;&amp;[.D38]" office:value-type="string" office:string-value="0k" calcext:value-type="string">
            <text:p>0k</text:p>
          </table:table-cell>
          <table:table-cell table:number-columns-repeated="3"/>
          <table:table-cell table:style-name="ce243" office:value-type="string" calcext:value-type="string">
            <text:p>Lanças</text:p>
          </table:table-cell>
          <table:table-cell table:style-name="ce243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/>
          <table:table-cell table:style-name="ce113"/>
          <table:table-cell table:style-name="ce160" table:number-columns-repeated="2"/>
          <table:table-cell table:style-name="ce235" table:formula="of:=SUM([.C39])&amp;&quot;k&quot;&amp;[.D39]" office:value-type="string" office:string-value="0k" calcext:value-type="string">
            <text:p>0k</text:p>
          </table:table-cell>
          <table:table-cell table:number-columns-repeated="3"/>
          <table:table-cell table:style-name="ce243" office:value-type="string" calcext:value-type="string">
            <text:p>Leques de Guerra</text:p>
          </table:table-cell>
          <table:table-cell table:style-name="ce266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4" office:value-type="string" calcext:value-type="string">
            <text:p>Flechas</text:p>
          </table:table-cell>
          <table:table-cell table:style-name="ce113"/>
          <table:table-cell table:style-name="ce152" office:value-type="string" calcext:value-type="string">
            <text:p>Total Dice</text:p>
          </table:table-cell>
          <table:table-cell table:style-name="ce152" office:value-type="string" calcext:value-type="string">
            <text:p>Total Keep</text:p>
          </table:table-cell>
          <table:table-cell table:style-name="ce152" office:value-type="string" calcext:value-type="string">
            <text:p>Roll</text:p>
          </table:table-cell>
          <table:table-cell table:number-columns-repeated="3"/>
          <table:table-cell table:style-name="ce248" office:value-type="string" calcext:value-type="string">
            <text:p>Perícias de Armas</text:p>
          </table:table-cell>
          <table:table-cell table:style-name="ce243" office:value-type="string" calcext:value-type="string">
            <text:p>Variável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text:p>Salgueiro</text:p>
          </table:table-cell>
          <table:table-cell table:style-name="ce113" office:value-type="float" office:value="14" calcext:value-type="float">
            <text:p>14</text:p>
          </table:table-cell>
          <table:table-cell table:number-columns-repeated="2" table:style-name="ce160" office:value-type="float" office:value="2" calcext:value-type="float">
            <text:p>2</text:p>
          </table:table-cell>
          <table:table-cell table:style-name="ce235" table:formula="of:=SUM([.C41])&amp;&quot;k&quot;&amp;[.D41]" office:value-type="string" office:string-value="2k2" calcext:value-type="string">
            <text:p>2k2</text:p>
          </table:table-cell>
          <table:table-cell table:number-columns-repeated="3"/>
          <table:table-cell table:style-name="ce243" office:value-type="string" calcext:value-type="string">
            <text:p>Projéteis Ninja</text:p>
          </table:table-cell>
          <table:table-cell table:style-name="ce266" office:value-type="string" calcext:value-type="string">
            <text:p>Agilidade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35" office:value-type="string" calcext:value-type="string">
            <text:p>Perfuradora</text:p>
          </table:table-cell>
          <table:table-cell table:style-name="ce113" office:value-type="float" office:value="7" calcext:value-type="float">
            <text:p>7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235" table:formula="of:=SUM([.C42])&amp;&quot;k&quot;&amp;[.D42]" office:value-type="string" office:string-value="1k2" calcext:value-type="string">
            <text:p>1k2</text:p>
          </table:table-cell>
          <table:table-cell table:number-columns-repeated="3"/>
          <table:table-cell table:style-name="ce247" office:value-type="string" calcext:value-type="string">
            <text:p>Perícias Mercantís</text:p>
          </table:table-cell>
          <table:table-cell table:style-name="ce243"/>
          <table:table-cell table:style-name="ce274" office:value-type="string" calcext:value-type="string">
            <text:p>Rank</text:p>
          </table:table-cell>
          <table:table-cell table:style-name="ce274" office:value-type="string" calcext:value-type="string">
            <text:p>Dado bônus</text:p>
          </table:table-cell>
          <table:table-cell table:style-name="ce274" office:value-type="string" calcext:value-type="string">
            <text:p>Modificadores</text:p>
          </table:table-cell>
          <table:table-cell table:style-name="ce274" office:value-type="string" calcext:value-type="string">
            <text:p>Total Dices</text:p>
          </table:table-cell>
          <table:table-cell table:style-name="ce274"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text:p>Corta carne</text:p>
          </table:table-cell>
          <table:table-cell table:style-name="ce113" office:value-type="float" office:value="8" calcext:value-type="float">
            <text:p>8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2" calcext:value-type="float">
            <text:p>2</text:p>
          </table:table-cell>
          <table:table-cell table:style-name="ce235" table:formula="of:=SUM([.C43])&amp;&quot;k&quot;&amp;[.D43]" office:value-type="string" office:string-value="3k2" calcext:value-type="string">
            <text:p>3k2</text:p>
          </table:table-cell>
          <table:table-cell table:number-columns-repeated="3"/>
          <table:table-cell table:style-name="ce243" office:value-type="string" calcext:value-type="string">
            <text:p>Comércio</text:p>
          </table:table-cell>
          <table:table-cell table:style-name="ce243" office:value-type="string" calcext:value-type="string">
            <text:p>Atenção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text:p>Corta cordas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235" table:formula="of:=SUM([.C44])&amp;&quot;k&quot;&amp;[.D44]" office:value-type="string" office:string-value="1k1" calcext:value-type="string">
            <text:p>1k1</text:p>
          </table:table-cell>
          <table:table-cell table:number-columns-repeated="3"/>
          <table:table-cell table:style-name="ce243" office:value-type="string" calcext:value-type="string">
            <text:p>Domar Animal</text:p>
          </table:table-cell>
          <table:table-cell table:style-name="ce266" office:value-type="string" calcext:value-type="string">
            <text:p>Inteligencia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5" office:value-type="string" calcext:value-type="string">
            <text:p>Bubo oco</text:p>
          </table:table-cell>
          <table:table-cell table:style-name="ce113" office:value-type="float" office:value="3" calcext:value-type="float">
            <text:p>3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235" table:formula="of:=SUM([.C45])&amp;&quot;k&quot;&amp;[.D45]" office:value-type="string" office:string-value="0k1" calcext:value-type="string">
            <text:p>0k1</text:p>
          </table:table-cell>
          <table:table-cell table:number-columns-repeated="3"/>
          <table:table-cell table:style-name="ce244" office:value-type="string" calcext:value-type="string">
            <text:p>Engenharia</text:p>
          </table:table-cell>
          <table:table-cell table:style-name="ce243" office:value-type="string" calcext:value-type="string">
            <text:p>Inteligencia</text:p>
          </table:table-cell>
          <table:table-cell table:style-name="ce276" table:number-columns-repeated="6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210" office:value-type="string" calcext:value-type="string">
            <text:p>Equipamento</text:p>
          </table:table-cell>
          <table:table-cell table:style-name="ce219" office:value-type="string" calcext:value-type="string">
            <text:p>Quantidade</text:p>
          </table:table-cell>
          <table:table-cell table:style-name="ce227"/>
          <table:table-cell table:style-name="ce36" office:value-type="string" calcext:value-type="string">
            <text:p><text:s/>TN Tb Hit</text:p>
          </table:table-cell>
          <table:table-cell table:style-name="ce36" office:value-type="string" calcext:value-type="string">
            <text:p>Modificadores</text:p>
          </table:table-cell>
          <table:table-cell table:number-columns-repeated="3"/>
          <table:table-cell table:style-name="ce244" office:value-type="string" calcext:value-type="string">
            <text:p>Fechaduras</text:p>
          </table:table-cell>
          <table:table-cell table:style-name="ce266" office:value-type="string" calcext:value-type="string">
            <text:p>Inteligencia</text:p>
          </table:table-cell>
          <table:table-cell table:style-name="ce276" table:number-columns-repeated="6"/>
          <table:table-cell table:style-name="Default"/>
          <table:table-cell table:number-columns-repeated="4"/>
        </table:table-row>
        <table:table-row table:style-name="ro3">
          <table:table-cell table:style-name="ce211" office:value-type="string" calcext:value-type="string">
            <text:p>Armadura</text:p>
          </table:table-cell>
          <table:table-cell table:style-name="ce220"/>
          <table:table-cell table:style-name="ce228" office:value-type="string" calcext:value-type="string">
            <text:p>NA</text:p>
          </table:table-cell>
          <table:table-cell table:style-name="ce37" table:formula="of:=([.B12]*5)+[.B14]" office:value-type="float" office:value="20" calcext:value-type="float">
            <office:annotation draw:style-name="gr14" draw:text-style-name="P2" svg:width="2.899cm" svg:height="1.799cm" svg:x="9.631cm" svg:y="19.359cm" draw:caption-point-x="-0.61cm" draw:caption-point-y="1.572cm">
              <dc:date>2020-07-24T00:00:00</dc:date>
              <text:p text:style-name="P1"><text:span text:style-name="T1">Reflexos *5 + armor</text:span></text:p>
            </office:annotation>
            <text:p>20</text:p>
          </table:table-cell>
          <table:table-cell table:style-name="ce37"/>
          <table:table-cell table:number-columns-repeated="3"/>
          <table:table-cell table:style-name="ce244" office:value-type="string" calcext:value-type="string">
            <text:p>Perícias de Criação</text:p>
          </table:table-cell>
          <table:table-cell table:style-name="ce266" office:value-type="string" calcext:value-type="string">
            <text:p>Inteligencia</text:p>
          </table:table-cell>
          <table:table-cell table:style-name="ce276"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212" office:value-type="string" calcext:value-type="string">
            <office:annotation draw:style-name="gr17" draw:text-style-name="P2" svg:width="2.899cm" svg:height="10.866cm" svg:x="2.857cm" svg:y="20.027cm" draw:caption-point-x="-0.61cm" draw:caption-point-y="1.356cm">
              <dc:date>2020-07-23T00:00:00</dc:date>
              <text:p text:style-name="P1"><text:span text:style-name="T1">Alguns batedores dos Clãs Maiores</text:span></text:p>
              <text:p text:style-name="P1"><text:span text:style-name="T1">usam armaduras ashigaru porque são leves e flexíveis, e shugenjas a</text:span></text:p>
              <text:p text:style-name="P1"><text:span text:style-name="T1">valorizam pois dá liberdade aos trajes sacerdotais. Ronins também</text:span></text:p>
              <text:p text:style-name="P1"><text:span text:style-name="T1">freqüentemente usam essa armadura pois é barata e fácil de</text:span></text:p>
              <text:p text:style-name="P1"><text:span text:style-name="T1">arranjar. Samurais de níveis mais altos preferem não serem vistos</text:span></text:p>
              <text:p text:style-name="P1"><text:span text:style-name="T1">em uniformes de camponês.</text:span></text:p>
              <text:p text:style-name="P1"><text:span text:style-name="T1">Bônus de NA de Acerto: +3</text:span></text:p>
              <text:p text:style-name="P1"><text:span text:style-name="T1">Preço: 10 kokus</text:span></text:p>
            </office:annotation>
            <text:p>Ashigaru</text:p>
          </table:table-cell>
          <table:table-cell table:style-name="ce220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3"/>
          <table:table-cell table:style-name="ce249" office:value-type="string" calcext:value-type="string">
            <text:p>Perícias Baixas.</text:p>
          </table:table-cell>
          <table:table-cell table:style-name="ce268"/>
          <table:table-cell table:style-name="ce277" office:value-type="string" calcext:value-type="string">
            <text:p>Rank</text:p>
          </table:table-cell>
          <table:table-cell table:style-name="ce277" office:value-type="string" calcext:value-type="string">
            <text:p>Dado bônus</text:p>
          </table:table-cell>
          <table:table-cell table:style-name="ce277" office:value-type="string" calcext:value-type="string">
            <text:p>Modificadores</text:p>
          </table:table-cell>
          <table:table-cell table:style-name="ce277" office:value-type="string" calcext:value-type="string">
            <text:p>Total Dices</text:p>
          </table:table-cell>
          <table:table-cell table:style-name="ce277"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212" office:value-type="string" calcext:value-type="string">
            <office:annotation draw:style-name="gr18" draw:text-style-name="P2" svg:width="2.899cm" svg:height="11.656cm" svg:x="2.857cm" svg:y="20.35cm" draw:caption-point-x="-0.61cm" draw:caption-point-y="1.519cm">
              <dc:date>2020-07-23T00:00:00</dc:date>
              <text:p text:style-name="P1"><text:span text:style-name="T1">Custo: 2 Pontos, apenas Lebre</text:span></text:p>
              <text:p text:style-name="P1"><text:span text:style-name="T1">Efeito: Este elmo aumenta o NA de feitiços maho cujo</text:span></text:p>
              <text:p text:style-name="P1"><text:span text:style-name="T1">alvo seja o usuário em 5 e também aumenta seu NA de</text:span></text:p>
              <text:p text:style-name="P1"><text:span text:style-name="T1">Acerto em 2. Este elmo não é o original usado pelo</text:span></text:p>
              <text:p text:style-name="P1"><text:span text:style-name="T1">fundador do Clã Lebre quando lutando contra os maho-</text:span></text:p>
              <text:p text:style-name="P1"><text:span text:style-name="T1">tsukai, mas uma das poucas duplicatas criadas pelos</text:span></text:p>
              <text:p text:style-name="P1"><text:span text:style-name="T1">raros shugenja da Lebre para proteção de seus irmãos.</text:span></text:p>
              <text:p text:style-name="P1"><text:span text:style-name="T1">Seu preço é 25 koku.</text:span></text:p>
            </office:annotation>
            <text:p>Elmo Reichin</text:p>
          </table:table-cell>
          <table:table-cell table:style-name="ce220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3"/>
          <table:table-cell table:style-name="ce250" office:value-type="string" calcext:value-type="string">
            <text:p>Furtividade</text:p>
          </table:table-cell>
          <table:table-cell table:style-name="ce269" office:value-type="string" calcext:value-type="string">
            <text:p>Agilidade</text:p>
          </table:table-cell>
          <table:table-cell table:style-name="ce278" office:value-type="float" office:value="2" calcext:value-type="float">
            <text:p>2</text:p>
          </table:table-cell>
          <table:table-cell table:style-name="ce276" table:number-columns-repeated="5"/>
          <table:table-cell table:style-name="Default"/>
          <table:table-cell table:number-columns-repeated="4"/>
        </table:table-row>
        <table:table-row table:style-name="ro3">
          <table:table-cell table:style-name="ce212"/>
          <table:table-cell table:style-name="ce220"/>
          <table:table-cell table:style-name="ce229"/>
          <table:table-cell table:style-name="ce37" table:number-columns-repeated="2"/>
          <table:table-cell table:number-columns-repeated="3"/>
          <table:table-cell table:style-name="ce251" office:value-type="string" calcext:value-type="string">
            <text:p>Truques de mão</text:p>
          </table:table-cell>
          <table:table-cell table:style-name="ce269" office:value-type="string" calcext:value-type="string">
            <text:p>Agilidade</text:p>
          </table:table-cell>
          <table:table-cell table:style-name="ce278" office:value-type="float" office:value="1" calcext:value-type="float">
            <text:p>1</text:p>
          </table:table-cell>
          <table:table-cell table:style-name="ce276" table:number-columns-repeated="5"/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ce251" office:value-type="string" calcext:value-type="string">
            <text:p>Lore.Terras Sombrias</text:p>
          </table:table-cell>
          <table:table-cell table:style-name="ce270" office:value-type="string" calcext:value-type="string">
            <text:p>Conhecimento</text:p>
          </table:table-cell>
          <table:table-cell table:style-name="ce276" table:number-columns-repeated="6"/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ce251" office:value-type="string" calcext:value-type="string">
            <text:p>Enganar</text:p>
          </table:table-cell>
          <table:table-cell table:style-name="ce270" office:value-type="string" calcext:value-type="string">
            <text:p>Atenção</text:p>
          </table:table-cell>
          <table:table-cell table:style-name="ce276" table:number-columns-repeated="6"/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ce251" office:value-type="string" calcext:value-type="string">
            <text:p>Explosivos</text:p>
          </table:table-cell>
          <table:table-cell table:style-name="ce270" office:value-type="string" calcext:value-type="string">
            <text:p>Inteligência</text:p>
          </table:table-cell>
          <table:table-cell table:style-name="ce276" table:number-columns-repeated="6"/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51" office:value-type="string" calcext:value-type="string">
            <text:p>Falsificação</text:p>
          </table:table-cell>
          <table:table-cell table:style-name="ce270" office:value-type="string" calcext:value-type="string">
            <text:p>Inteligência</text:p>
          </table:table-cell>
          <table:table-cell table:style-name="ce276" table:number-columns-repeated="6"/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51" office:value-type="string" calcext:value-type="string">
            <text:p>Submundo</text:p>
          </table:table-cell>
          <table:table-cell table:style-name="ce270" office:value-type="string" calcext:value-type="string">
            <text:p>Conhecimento</text:p>
          </table:table-cell>
          <table:table-cell table:style-name="ce276" table:number-columns-repeated="6"/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51" office:value-type="string" calcext:value-type="string">
            <text:p>Armadilhas</text:p>
          </table:table-cell>
          <table:table-cell table:style-name="ce270" office:value-type="string" calcext:value-type="string">
            <text:p>Inteligência</text:p>
          </table:table-cell>
          <table:table-cell table:style-name="ce276" table:number-columns-repeated="6"/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30" office:value-type="string" calcext:value-type="string">
            <text:p>Tipo de Perícias &gt;</text:p>
          </table:table-cell>
          <table:table-cell table:style-name="ce130" office:value-type="string" calcext:value-type="string">
            <text:p>Altas</text:p>
          </table:table-cell>
          <table:table-cell table:style-name="ce130" office:value-type="string" calcext:value-type="string">
            <text:p>Buguei</text:p>
          </table:table-cell>
          <table:table-cell table:style-name="ce130" office:value-type="string" calcext:value-type="string">
            <text:p>Mercantis </text:p>
          </table:table-cell>
          <table:table-cell table:style-name="ce130" office:value-type="string" calcext:value-type="string">
            <text:p>Baixas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30" office:value-type="string" calcext:value-type="string">
            <text:p>Pontos de perícias &gt;</text:p>
          </table:table-cell>
          <table:table-cell table:style-name="ce130" table:formula="of:=SUM([.K3:.K20])" office:value-type="float" office:value="13" calcext:value-type="float">
            <text:p>13</text:p>
          </table:table-cell>
          <table:table-cell table:style-name="ce130" table:formula="of:=SUM([.K22:.K41])" office:value-type="float" office:value="23" calcext:value-type="float">
            <text:p>23</text:p>
          </table:table-cell>
          <table:table-cell table:style-name="ce130" table:formula="of:=COUNT([.K43:.K47])" office:value-type="float" office:value="0" calcext:value-type="float">
            <text:p>0</text:p>
          </table:table-cell>
          <table:table-cell table:style-name="ce130" table:formula="of:=COUNT([.K49:.K56])"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ce135" office:value-type="string" calcext:value-type="string">
            <text:p>Perícias somadas</text:p>
          </table:table-cell>
          <table:table-cell table:style-name="ce174" table:formula="of:=SUM([.J58:.M58])" office:value-type="float" office:value="38" calcext:value-type="float">
            <text:p>38</text:p>
          </table:table-cell>
          <table:table-cell table:number-columns-repeated="11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ce137" office:value-type="string" calcext:value-type="string">
            <text:p>Totais em Anéis X10</text:p>
          </table:table-cell>
          <table:table-cell table:style-name="ce175" table:formula="of:=SUM([.B7];[.D7];[.D10];[.B10];[.F4])*10" office:value-type="float" office:value="150" calcext:value-type="float">
            <text:p>150</text:p>
          </table:table-cell>
          <table:table-cell table:number-columns-repeated="11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ce138" office:value-type="string" calcext:value-type="string">
            <text:p>Insigth</text:p>
          </table:table-cell>
          <table:table-cell table:style-name="ce176" table:formula="of:=SUM([.J59:.J60])" office:value-type="float" office:value="188" calcext:value-type="float">
            <text:p>188</text:p>
          </table:table-cell>
          <table:table-cell table:number-columns-repeated="11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ce139"/>
          <table:table-cell table:number-columns-repeated="12"/>
        </table:table-row>
        <table:table-row table:style-name="ro3" table:number-rows-repeated="3">
          <table:table-cell table:style-name="Default" table:number-columns-repeated="2"/>
          <table:table-cell table:number-columns-repeated="19"/>
        </table:table-row>
        <table:table-row table:style-name="ro3" table:number-rows-repeated="9"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6"/>
        </table:table-row>
        <table:table-row table:style-name="ro3" table:number-rows-repeated="46">
          <table:table-cell table:number-columns-repeated="8"/>
          <table:table-cell table:style-name="Default" table:number-columns-repeated="7"/>
          <table:table-cell table:number-columns-repeated="6"/>
        </table:table-row>
        <table:table-row table:style-name="ro3" table:number-rows-repeated="1048455">
          <table:table-cell table:number-columns-repeated="21"/>
        </table:table-row>
        <table:table-row table:style-name="ro3">
          <table:table-cell table:number-columns-repeated="21"/>
        </table:table-row>
        <calcext:conditional-formats>
          <calcext:conditional-format calcext:target-range-address="Planilha1.I43:Planilha1.I44 Planilha1.J43:Planilha1.J50 Planilha1.I5:Planilha1.J42 Planilha1.I3:Planilha1.J3 Planilha1.I49:Planilha1.I49">
            <calcext:condition calcext:apply-style-name="Fogo" calcext:value="formula-is(FIND(&quot;Reflexes&quot;; [.$F3]))" calcext:base-cell-address="Planilha1.I3"/>
          </calcext:conditional-format>
          <calcext:conditional-format calcext:target-range-address="Planilha1.I43:Planilha1.I44 Planilha1.J43:Planilha1.J50 Planilha1.I5:Planilha1.J42 Planilha1.I3:Planilha1.J3 Planilha1.I49:Planilha1.I49">
            <calcext:condition calcext:apply-style-name="ConditionalStyle_2" calcext:value="formula-is(FIND(&quot;Stamina&quot;; [.$F3]))" calcext:base-cell-address="Planilha1.I3"/>
          </calcext:conditional-format>
          <calcext:conditional-format calcext:target-range-address="Planilha1.I43:Planilha1.I44 Planilha1.J43:Planilha1.J50 Planilha1.I5:Planilha1.J42 Planilha1.I3:Planilha1.J3 Planilha1.I49:Planilha1.I49">
            <calcext:condition calcext:apply-style-name="ConditionalStyle_3" calcext:value="formula-is(FIND(&quot;Intelligence&quot;; [.$F3]))" calcext:base-cell-address="Planilha1.I3"/>
          </calcext:conditional-format>
          <calcext:conditional-format calcext:target-range-address="Planilha1.I43:Planilha1.I44 Planilha1.J43:Planilha1.J50 Planilha1.I5:Planilha1.J42 Planilha1.I3:Planilha1.J3 Planilha1.I49:Planilha1.I49">
            <calcext:condition calcext:apply-style-name="ConditionalStyle_3" calcext:value="formula-is(FIND(&quot;Agility&quot;; [.$F3]))" calcext:base-cell-address="Planilha1.I3"/>
          </calcext:conditional-format>
          <calcext:conditional-format calcext:target-range-address="Planilha1.I43:Planilha1.I44 Planilha1.J43:Planilha1.J50 Planilha1.I5:Planilha1.J42 Planilha1.I3:Planilha1.J3 Planilha1.I49:Planilha1.I49">
            <calcext:condition calcext:apply-style-name="ConditionalStyle_4" calcext:value="formula-is(FIND(&quot;Strength&quot;; [.$F3]))" calcext:base-cell-address="Planilha1.I3"/>
          </calcext:conditional-format>
          <calcext:conditional-format calcext:target-range-address="Planilha1.I43:Planilha1.I44 Planilha1.J43:Planilha1.J50 Planilha1.I5:Planilha1.J42 Planilha1.I3:Planilha1.J3 Planilha1.I49:Planilha1.I49">
            <calcext:condition calcext:apply-style-name="ConditionalStyle_4" calcext:value="formula-is(FIND(&quot;Perception&quot;; [.$F3]))" calcext:base-cell-address="Planilha1.I3"/>
          </calcext:conditional-format>
          <calcext:conditional-format calcext:target-range-address="Planilha1.I43:Planilha1.I44 Planilha1.J43:Planilha1.J50 Planilha1.I5:Planilha1.J42 Planilha1.I3:Planilha1.J3 Planilha1.I49:Planilha1.I49">
            <calcext:condition calcext:apply-style-name="Fogo" calcext:value="formula-is(FIND(&quot;Awareness&quot;; [.$F3]))" calcext:base-cell-address="Planilha1.I3"/>
          </calcext:conditional-format>
          <calcext:conditional-format calcext:target-range-address="Planilha1.I43:Planilha1.I44 Planilha1.J43:Planilha1.J50 Planilha1.I5:Planilha1.J42 Planilha1.I3:Planilha1.J3 Planilha1.I49:Planilha1.I49">
            <calcext:condition calcext:apply-style-name="ConditionalStyle_5" calcext:value="formula-is(FIND(&quot;Void&quot;; [.$F3]))" calcext:base-cell-address="Planilha1.I3"/>
          </calcext:conditional-format>
          <calcext:conditional-format calcext:target-range-address="Planilha1.I43:Planilha1.I44 Planilha1.J43:Planilha1.J50 Planilha1.I5:Planilha1.J42 Planilha1.I3:Planilha1.J3 Planilha1.I49:Planilha1.I49">
            <calcext:condition calcext:apply-style-name="ConditionalStyle_6" calcext:value="formula-is(FIND(&quot;Willpower&quot;; [.$F3]))" calcext:base-cell-address="Planilha1.I3"/>
          </calcext:conditional-format>
        </calcext:conditional-formats>
      </table:table>
      <table:named-expressions/>
      <table:database-ranges>
        <table:database-range table:name="__Anonymous_Sheet_DB__0" table:target-range-address="Planilha1.I48:Planilha1.Q5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Fire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style:diagonal-bl-tr="none" style:diagonal-tl-br="none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 style:diagonal-bl-tr="none" style:diagonal-tl-br="none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go" style:family="table-cell" style:parent-style-name="Default">
      <style:table-cell-properties fo:border-bottom="none" fo:background-color="#d9d9d9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Arial" fo:font-family="Arial" fo:text-shadow="none" style:text-underline-style="none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e6b8af"/>
      <style:text-properties fo:color="#000000"/>
    </style:style>
    <style:style style:name="Fire" style:family="table-cell" style:parent-style-name="Status">
      <style:table-cell-properties style:diagonal-bl-tr="none" style:diagonal-tl-br="none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9:44:37.2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2T12:51:07.502312142</meta:creation-date>
    <dc:date>2021-03-03T09:57:20.925000000</dc:date>
    <meta:editing-duration>PT1H13M4S</meta:editing-duration>
    <meta:editing-cycles>10</meta:editing-cycles>
    <meta:generator>LibreOffice/7.0.2.2$Windows_X86_64 LibreOffice_project/8349ace3c3162073abd90d81fd06dcfb6b36b994</meta:generator>
    <meta:document-statistic meta:table-count="1" meta:cell-count="356" meta:object-count="0"/>
  </office:meta>
</office:document-meta>
</file>